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2E0000002E56D5001252F6F842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6.svm" manifest:media-type=""/>
  <manifest:file-entry manifest:full-path="Pictures/100002000000000A0000000ADDA84F49.gif" manifest:media-type="image/gif"/>
  <manifest:file-entry manifest:full-path="Pictures/100000000000023100000220F1928CF70CB8B21C.jpg" manifest:media-type="image/jpeg"/>
  <manifest:file-entry manifest:full-path="Pictures/10000201000002120000007C603C8B0C98963FC7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00000000034000000340A140E59677BD31D.jpg" manifest:media-type="image/jpeg"/>
  <manifest:file-entry manifest:full-path="Pictures/10000000000000420000002C408E28573CFEE13E.jpg" manifest:media-type="image/jpeg"/>
  <manifest:file-entry manifest:full-path="Pictures/10000201000000E200000084D04EF803361B0203.png" manifest:media-type="image/png"/>
  <manifest:file-entry manifest:full-path="Pictures/100000000000034A0000014A90955AC42A399354.jpg" manifest:media-type="image/jpeg"/>
  <manifest:file-entry manifest:full-path="Pictures/1000000000000113000000B740B3638B91E1D20B.png" manifest:media-type="image/png"/>
  <manifest:file-entry manifest:full-path="Pictures/10000000000001BB000001CEC43423888AD103C4.jpg" manifest:media-type="image/jpeg"/>
  <manifest:file-entry manifest:full-path="Pictures/100002010000022600000081A69AB7CEF445882B.png" manifest:media-type="image/png"/>
  <manifest:file-entry manifest:full-path="Pictures/TablePreview1.svm" manifest:media-type=""/>
  <manifest:file-entry manifest:full-path="Pictures/10000201000000D80000001E11CF9B93FEF71948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5" svg:font-family="'Century Gothic'"/>
    <style:font-face style:name="Century gothic3" svg:font-family="'Century gothic'"/>
    <style:font-face style:name="FreeSans1" svg:font-family="FreeSans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entury Gothic6" svg:font-family="'Century Gothic'" style:font-family-generic="swiss"/>
    <style:font-face style:name="Century Gothic7" svg:font-family="'Century Gothic'" style:font-adornments="Regular" style:font-family-generic="swiss"/>
    <style:font-face style:name="Century gothic1" svg:font-family="'Century gothic'" style:font-family-generic="swiss"/>
    <style:font-face style:name="Century gothic5" svg:font-family="'Century gothic'" style:font-adornments="Regular" style:font-family-generic="swiss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Century Gothic4" svg:font-family="'Century Gothic'" style:font-pitch="variable"/>
    <style:font-face style:name="Century gothic2" svg:font-family="'Century gothic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Century Gothic1" svg:font-family="'Century Gothic'" style:font-family-generic="roman" style:font-pitch="variable"/>
    <style:font-face style:name="Century Gothic2" svg:font-family="'Century Gothic'" style:font-adornments="Regular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entury Gothic3" svg:font-family="'Century Gothic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4" svg:font-family="'Century gothic'" style:font-adornments="Regular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111111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svg:stroke-color="#000000" draw:fill-color="#000000" draw:opacity="0%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000000" draw:opacity="0%" draw:textarea-horizontal-align="justify" draw:textarea-vertical-align="middle" draw:auto-grow-height="fals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subtitle">
      <style:graphic-properties draw:fill-color="#ffffff" fo:min-height="1.4cm"/>
    </style:style>
    <style:style style:name="pr3" style:family="presentation" style:parent-style-name="Libre_5f_Office_5f_Temp-notes">
      <style:graphic-properties draw:fill-color="#ffffff" fo:min-height="12.572cm"/>
    </style:style>
    <style:style style:name="pr4" style:family="presentation" style:parent-style-name="Impress_5f_Template3-title">
      <style:graphic-properties fo:min-height="0.888cm"/>
    </style:style>
    <style:style style:name="pr5" style:family="presentation" style:parent-style-name="Impress_5f_Template3-subtitle" style:list-style-name="L6">
      <style:graphic-properties draw:fill-color="#ffffff" fo:min-height="8.838cm"/>
    </style:style>
    <style:style style:name="pr6" style:family="presentation" style:parent-style-name="Impress_5f_Template3-notes">
      <style:graphic-properties draw:fill-color="#ffffff" fo:min-height="11.429cm"/>
    </style:style>
    <style:style style:name="pr7" style:family="presentation" style:parent-style-name="Impress_5f_Template3-subtitle">
      <style:graphic-properties draw:fill-color="#ffffff" fo:min-height="9.143cm"/>
    </style:style>
    <style:style style:name="pr8" style:family="presentation" style:parent-style-name="Impress_5f_Template3-title">
      <style:graphic-properties fo:min-height="0.803cm"/>
    </style:style>
    <style:style style:name="pr9" style:family="presentation" style:parent-style-name="Impress_5f_Template3-subtitle">
      <style:graphic-properties draw:fill-color="#ffffff" fo:min-height="8.527cm"/>
    </style:style>
    <style:style style:name="pr10" style:family="presentation" style:parent-style-name="Impress_5f_Template3-title">
      <style:graphic-properties draw:auto-grow-height="true" fo:min-height="0.888cm"/>
    </style:style>
    <style:style style:name="pr11" style:family="presentation" style:parent-style-name="Impress_5f_Template3-title">
      <style:graphic-properties fo:min-height="0.657cm"/>
    </style:style>
    <style:style style:name="pr12" style:family="presentation" style:parent-style-name="Impress_5f_Template3-subtitle">
      <style:graphic-properties draw:fill-color="#ffffff" fo:min-height="8.8cm"/>
    </style:style>
    <style:style style:name="pr13" style:family="presentation" style:parent-style-name="Impress_5f_Template3-title">
      <style:graphic-properties draw:auto-grow-height="true" fo:min-height="0.917cm"/>
    </style:style>
    <style:style style:name="pr14" style:family="presentation" style:parent-style-name="Impress_5f_Template4-notes">
      <style:graphic-properties draw:fill-color="#ffffff" fo:min-height="11.429cm"/>
    </style:style>
    <style:style style:name="pr15" style:family="presentation" style:parent-style-name="Impress_5f_Template5-notes">
      <style:graphic-properties draw:fill-color="#ffffff" fo:min-height="11.429cm"/>
    </style:style>
    <style:style style:name="co1" style:family="table-column">
      <style:table-column-properties style:column-width="4.86cm" style:use-optimal-column-width="false"/>
    </style:style>
    <style:style style:name="co2" style:family="table-column">
      <style:table-column-properties style:column-width="4.871cm" style:use-optimal-column-width="false"/>
    </style:style>
    <style:style style:name="co3" style:family="table-column">
      <style:table-column-properties style:column-width="5.822cm" style:use-optimal-column-width="false"/>
    </style:style>
    <style:style style:name="co4" style:family="table-column">
      <style:table-column-properties style:column-width="5.881cm" style:use-optimal-column-width="false"/>
    </style:style>
    <style:style style:name="co5" style:family="table-column">
      <style:table-column-properties style:column-width="4.814cm" style:use-optimal-column-width="false"/>
    </style:style>
    <style:style style:name="co6" style:family="table-column">
      <style:table-column-properties style:column-width="4.822cm" style:use-optimal-column-width="false"/>
    </style:style>
    <style:style style:name="co7" style:family="table-column">
      <style:table-column-properties style:column-width="5.883cm" style:use-optimal-column-width="false"/>
    </style:style>
    <style:style style:name="co8" style:family="table-column">
      <style:table-column-properties style:column-width="4.861cm" style:use-optimal-column-width="false"/>
    </style:style>
    <style:style style:name="co9" style:family="table-column">
      <style:table-column-properties style:column-width="4.868cm" style:use-optimal-column-width="false"/>
    </style:style>
    <style:style style:name="co10" style:family="table-column">
      <style:table-column-properties style:column-width="5.885cm" style:use-optimal-column-width="false"/>
    </style:style>
    <style:style style:name="ro1" style:family="table-row">
      <style:table-row-properties style:row-height="1.75cm"/>
    </style:style>
    <style:style style:name="ro2" style:family="table-row">
      <style:table-row-properties style:row-height="2.745cm"/>
    </style:style>
    <style:style style:name="ro3" style:family="table-row">
      <style:table-row-properties style:row-height="1.442cm"/>
    </style:style>
    <style:style style:name="ro4" style:family="table-row">
      <style:table-row-properties style:row-height="1.443cm"/>
    </style:style>
    <style:style style:name="ro5" style:family="table-row">
      <style:table-row-properties style:row-height="1.635cm"/>
    </style:style>
    <style:style style:name="ro6" style:family="table-row">
      <style:table-row-properties style:row-height="2.565cm"/>
    </style:style>
    <style:style style:name="ro7" style:family="table-row">
      <style:table-row-properties style:row-height="1.445cm"/>
    </style:style>
    <style:style style:name="ro8" style:family="table-row">
      <style:table-row-properties style:row-height="1.447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Century Gothic6" fo:font-size="18pt"/>
    </style:style>
    <style:style style:name="ce4" style:family="table-cell">
      <style:graphic-properties style:repeat="repeat"/>
      <style:text-properties style:font-name="Century Gothic6"/>
    </style:style>
    <style:style style:name="ce5" style:family="table-cell">
      <style:graphic-properties style:repeat="repeat"/>
      <style:paragraph-properties fo:text-align="center"/>
      <style:text-properties style:font-name="Century gothic3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text-properties fo:color="#000099" fo:font-size="20pt" style:font-size-asian="20pt" style:font-size-complex="20pt"/>
    </style:style>
    <style:style style:name="P6" style:family="paragraph">
      <style:paragraph-properties fo:margin-top="0cm" fo:margin-bottom="0.1cm" fo:line-height="150%" fo:text-align="start"/>
    </style:style>
    <style:style style:name="P7" style:family="paragraph">
      <style:paragraph-properties fo:margin-top="0cm" fo:margin-bottom="0cm" fo:line-height="150%"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margin-left="0cm" fo:margin-right="0.8cm" fo:margin-top="0.1cm" fo:margin-bottom="0.4cm" fo:text-indent="0cm"/>
    </style:style>
    <style:style style:name="P13" style:family="paragraph">
      <style:paragraph-properties fo:margin-left="0cm" fo:margin-right="0.8cm" fo:margin-top="0.1cm" fo:margin-bottom="0.4cm" fo:text-align="start" fo:text-indent="0cm"/>
    </style:style>
    <style:style style:name="P14" style:family="paragraph">
      <style:paragraph-properties fo:margin-left="0cm" fo:margin-right="0.8cm" fo:margin-top="0.1cm" fo:margin-bottom="0.4cm" fo:text-indent="0cm"/>
      <style:text-properties style:font-name="Century gothic1" fo:font-size="16pt" style:font-size-asian="16pt" style:font-size-complex="16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6666ff" fo:font-size="16pt" style:font-size-asian="16pt" style:font-size-complex="16pt"/>
    </style:style>
    <style:style style:name="P18" style:family="paragraph">
      <style:text-properties fo:color="#000099" fo:font-size="18pt" style:font-size-asian="18pt" style:font-size-complex="18pt"/>
    </style:style>
    <style:style style:name="P19" style:family="paragraph">
      <style:text-properties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top="0.205cm" fo:margin-bottom="0.205cm"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style:font-name="Century gothic1"/>
    </style:style>
    <style:style style:name="P25" style:family="paragraph">
      <style:text-properties style:font-name="Century gothic3"/>
    </style:style>
    <style:style style:name="P26" style:family="paragraph">
      <style:paragraph-properties fo:text-align="start"/>
      <style:text-properties style:font-name="Century Gothic6" fo:font-size="16pt" style:font-size-asian="16pt" style:font-size-complex="16pt"/>
    </style:style>
    <style:style style:name="P27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entury Gothic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0pt" style:language-asian="zh" style:country-asian="CN" style:font-style-asian="normal" style:font-weight-asian="normal" style:font-name-complex="Calibri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99"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Century gothic1" fo:font-size="16pt" style:font-size-asian="16pt" style:font-size-complex="16pt"/>
    </style:style>
    <style:style style:name="T6" style:family="text">
      <style:text-properties style:font-name="Century gothic1"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80" fo:font-size="14pt" style:font-size-asian="14pt" style:font-size-complex="14pt"/>
    </style:style>
    <style:style style:name="T9" style:family="text">
      <style:text-properties fo:color="#3333ff" fo:font-size="14pt" style:font-size-asian="14pt" style:font-size-complex="14pt"/>
    </style:style>
    <style:style style:name="T10" style:family="text">
      <style:text-properties fo:color="#3333ff" fo:font-size="16pt" style:font-size-asian="16pt" style:font-size-complex="16pt"/>
    </style:style>
    <style:style style:name="T11" style:family="text">
      <style:text-properties fo:color="#6666ff" fo:font-size="16pt" style:font-size-asian="16pt" style:font-size-complex="16pt"/>
    </style:style>
    <style:style style:name="T12" style:family="text">
      <style:text-properties fo:color="#000099" fo:font-size="18pt" style:font-size-asian="18pt" style:font-size-complex="18pt"/>
    </style:style>
    <style:style style:name="T13" style:family="text">
      <style:text-properties fo:font-size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entury gothic1"/>
    </style:style>
    <style:style style:name="T17" style:family="text">
      <style:text-properties style:font-name="Century gothic3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entury Gothic6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Century Gothic6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entury Gothic6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entury Gothic6" fo:font-size="18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entury Gothic3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entury Gothic3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entury Gothic3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entury gothic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Century gothic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ibre_5f_Office_5f_Temp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ORTING TECHNIQUE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presentation:style-name="pr2" draw:text-style-name="P3" draw:layer="layout" svg:width="7.4cm" svg:height="1.4cm" svg:x="-0.2cm" svg:y="7.3cm">
          <draw:text-box>
            <text:p><text:span text:style-name="T2">NARESH 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_5f_Template3" presentation:presentation-page-layout-name="AL1T0" xml:id="id2" draw:id="id2">
        <office:forms form:automatic-focus="false" form:apply-design-mode="false"/>
        <draw:frame presentation:style-name="pr4" draw:text-style-name="P5" draw:layer="layout" svg:width="17.906cm" svg:height="0.888cm" svg:x="0.508cm" svg:y="0.169cm" presentation:class="title" presentation:user-transformed="true">
          <draw:text-box>
            <text:p><text:span text:style-name="T3">CONTENTS </text:span></text:p>
          </draw:text-box>
        </draw:frame>
        <draw:frame presentation:style-name="pr5" draw:text-style-name="P9" draw:layer="layout" svg:width="19.456cm" svg:height="9.22cm" svg:x="0.35cm" svg:y="1.524cm" presentation:class="subtitle" presentation:user-transformed="true">
          <draw:text-box>
            <text:list text:style-name="L2">
              <text:list-item>
                <text:p text:style-name="P6"><text:span text:style-name="T4">Bubble Sort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Working of Bubble Sort.</text:span></text:p>
                  </text:list-item>
                  <text:list-item>
                    <text:p text:style-name="P7"><text:span text:style-name="T4">Time Complexity Of Bubble Sort. 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Selection Sort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orking of Selection Sort.</text:span></text:p>
                  </text:list-item>
                  <text:list-item>
                    <text:p text:style-name="P8"><text:span text:style-name="T4">Time Complexity Of Selection Sort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Insertion Sort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orking of Selection Sort.</text:span></text:p>
                  </text:list-item>
                  <text:list-item>
                    <text:p text:style-name="P8"><text:span text:style-name="T4">Time Complexity Of Insertion Sort.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4"/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mpress_5f_Template3" presentation:presentation-page-layout-name="AL1T0" xml:id="id3" draw:id="id3">
        <office:forms form:automatic-focus="false" form:apply-design-mode="false"/>
        <draw:frame presentation:style-name="pr4" draw:text-style-name="P5" draw:layer="layout" svg:width="18.202cm" svg:height="0.888cm" svg:x="0.4cm" svg:y="0.312cm" presentation:class="title" presentation:user-transformed="true">
          <draw:text-box>
            <text:p><text:span text:style-name="T3">What is sorting <text:s/>?</text:span></text:p>
          </draw:text-box>
        </draw:frame>
        <draw:frame presentation:style-name="pr7" draw:text-style-name="P11" draw:layer="layout" svg:width="19.444cm" svg:height="9.143cm" svg:x="0.356cm" svg:y="1.473cm" presentation:class="subtitle" presentation:user-transformed="true">
          <draw:text-box>
            <text:p text:style-name="P10"><text:span text:style-name="T2"/></text:p>
            <text:p text:style-name="P10"><text:span text:style-name="T2"/></text:p>
          </draw:text-box>
        </draw:frame>
        <draw:frame draw:style-name="gr2" draw:text-style-name="P14" draw:layer="layout" svg:width="19.444cm" svg:height="8.727cm" svg:x="0.356cm" svg:y="1.473cm">
          <draw:text-box>
            <text:p text:style-name="P12"><text:span text:style-name="T5">“</text:span><text:span text:style-name="T6">Sorting is way of storing data either in <text:s/>ascending or descending order”.</text:span></text:p>
            <text:p text:style-name="P12"><text:span text:style-name="T6">Sorting techniques mainly depends on two parameters. </text:span></text:p>
            <text:list text:style-name="L2">
              <text:list-item>
                <text:p text:style-name="P13"><text:span text:style-name="T6">First parameter is the execution time of program, which means time taken for execution of program. </text:span></text:p>
              </text:list-item>
              <text:list-item>
                <text:p text:style-name="P13"><text:span text:style-name="T6">Second parameter is space, which means space taken by the program. 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mpress_5f_Template3" presentation:presentation-page-layout-name="AL1T0" xml:id="id4" draw:id="id4">
        <office:forms form:automatic-focus="false" form:apply-design-mode="false"/>
        <draw:frame presentation:style-name="pr8" draw:text-style-name="P5" draw:layer="layout" svg:width="18.796cm" svg:height="0.831cm" svg:x="0.508cm" svg:y="0.24cm" presentation:class="title" presentation:user-transformed="true">
          <draw:text-box>
            <text:p><text:span text:style-name="T3">Bubble sort pseudo-code</text:span></text:p>
          </draw:text-box>
        </draw:frame>
        <draw:frame presentation:style-name="pr9" draw:text-style-name="P15" draw:layer="layout" svg:width="19.456cm" svg:height="9.281cm" svg:x="0.456cm" svg:y="1.373cm" presentation:class="subtitle" presentation:user-transformed="true">
          <draw:text-box>
            <text:p text:style-name="P10"><text:span text:style-name="T7">bubble Sort( A : list of sortable array )</text:span></text:p>
            <text:p text:style-name="P10"><text:span text:style-name="T7"><text:s text:c="3"/></text:span><text:span text:style-name="T7">n = length[A]</text:span></text:p>
            <text:p text:style-name="P10"><text:span text:style-name="T7"><text:s text:c="3"/></text:span><text:span text:style-name="T7">repeat </text:span></text:p>
            <text:p text:style-name="P10"><text:span text:style-name="T7"><text:s text:c="4"/></text:span></text:p>
            <text:p text:style-name="P10"><text:span text:style-name="T7"><text:s text:c="5"/></text:span><text:span text:style-name="T7">for i = 0 to n-2 </text:span></text:p>
            <text:p text:style-name="P10"><text:span text:style-name="T8"><text:tab/></text:span><text:span text:style-name="T9">For j = 0 to n -i -2</text:span></text:p>
            <text:p text:style-name="P10"><text:span text:style-name="T9"/></text:p>
            <text:p text:style-name="P10"><text:span text:style-name="T9"><text:tab/></text:span><text:span text:style-name="T9">if A[j] &gt; A[j + 1] then</text:span></text:p>
            <text:p text:style-name="P10"><text:span text:style-name="T9"/></text:p>
            <text:p text:style-name="P10"><text:span text:style-name="T9"><text:s text:c="8"/></text:span><text:span text:style-name="T9">exchange( A[j], A[j+1] )</text:span></text:p>
            <text:p text:style-name="P10"><text:span text:style-name="T9"><text:tab/></text:span><text:span text:style-name="T9"> </text:span><text:span text:style-name="T9">end if</text:span></text:p>
            <text:p text:style-name="P10"><text:span text:style-name="T9"><text:s text:c="5"/></text:span><text:span text:style-name="T9">end for</text:span></text:p>
            <text:p text:style-name="P10"><text:span text:style-name="T7"/></text:p>
            <text:p text:style-name="P10"><text:span text:style-name="T7"/></text:p>
            <text:p text:style-name="P10"><text:span text:style-name="T7"><text:s text:c="4"/></text:span><text:span text:style-name="T7">end for</text:span></text:p>
            <text:p text:style-name="P10"><text:span text:style-name="T7">end</text:span></text:p>
          </draw:text-box>
        </draw:frame>
        <draw:frame draw:style-name="gr3" draw:text-style-name="P16" draw:layer="layout" svg:width="3.4cm" svg:height="0.806cm" svg:x="1cm" svg:y="3cm">
          <draw:text-box>
            <text:p xml:id="id5" text:id="id5"><text:span text:style-name="T7">Swap = 0</text:span></text:p>
          </draw:text-box>
        </draw:frame>
        <draw:frame draw:style-name="gr3" draw:text-style-name="P17" draw:layer="layout" svg:width="3.6cm" svg:height="0.886cm" svg:x="1.6cm" svg:y="5.914cm">
          <draw:text-box>
            <text:p xml:id="id6" text:id="id6"><text:span text:style-name="T10">swap = 1</text:span><text:span text:style-name="T11"> </text:span></text:p>
          </draw:text-box>
        </draw:frame>
        <draw:frame draw:style-name="gr3" draw:text-style-name="P3" draw:layer="layout" svg:width="7.8cm" svg:height="1.521cm" svg:x="1.4cm" svg:y="8.079cm">
          <draw:text-box>
            <text:p xml:id="id7" text:id="id7"><text:span text:style-name="T2">if swap is equal to 0</text:span></text:p>
            <text:p xml:id="id8" text:id="id8"><text:span text:style-name="T2">break;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mpress_5f_Template3" presentation:presentation-page-layout-name="AL2T19" xml:id="id9" draw:id="id9">
        <office:forms form:automatic-focus="false" form:apply-design-mode="false"/>
        <draw:frame presentation:style-name="pr4" draw:text-style-name="P18" draw:layer="layout" svg:width="18.014cm" svg:height="0.888cm" svg:x="0.4cm" svg:y="0.169cm" presentation:class="title" presentation:user-transformed="true">
          <draw:text-box>
            <text:p><text:span text:style-name="T3">Working of Bubble Sort</text:span><text:span text:style-name="T12"> </text:span></text:p>
          </draw:text-box>
        </draw:frame>
        <draw:frame draw:style-name="gr3" draw:text-style-name="P19" draw:layer="layout" svg:width="1.6cm" svg:height="0.962cm" svg:x="3.2cm" svg:y="6cm">
          <draw:text-box>
            <text:p xml:id="id10" text:id="id10"><text:span text:style-name="T13">5</text:span></text:p>
          </draw:text-box>
        </draw:frame>
        <draw:frame draw:style-name="gr3" draw:text-style-name="P19" draw:layer="layout" svg:width="1.8cm" svg:height="0.962cm" svg:x="6.2cm" svg:y="6.038cm">
          <draw:text-box>
            <text:p xml:id="id11" text:id="id11"><text:span text:style-name="T13">11</text:span></text:p>
          </draw:text-box>
        </draw:frame>
        <draw:frame draw:style-name="gr3" draw:text-style-name="P19" draw:layer="layout" svg:width="1.6cm" svg:height="0.962cm" svg:x="10.292cm" svg:y="5.978cm">
          <draw:text-box>
            <text:p xml:id="id12" text:id="id12"><text:span text:style-name="T13">1</text:span></text:p>
          </draw:text-box>
        </draw:frame>
        <draw:frame draw:style-name="gr3" draw:text-style-name="P19" draw:layer="layout" svg:width="2.2cm" svg:height="0.962cm" svg:x="14.6cm" svg:y="6.1cm">
          <draw:text-box>
            <text:p xml:id="id13" text:id="id13"><text:span text:style-name="T13">9</text:span></text:p>
          </draw:text-box>
        </draw:frame>
        <draw:custom-shape draw:style-name="gr4" draw:text-style-name="P20" xml:id="id14" draw:id="id14" draw:layer="layout" svg:width="1cm" svg:height="0.4cm" svg:x="4.6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0" xml:id="id15" draw:id="id15" draw:layer="layout" svg:width="1cm" svg:height="0.4cm" svg:x="8.4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9" draw:layer="layout" svg:width="1.4cm" svg:height="0.962cm" svg:x="6.2cm" svg:y="6cm">
          <draw:text-box>
            <text:p xml:id="id16" text:id="id16"><text:span text:style-name="T13">1</text:span></text:p>
          </draw:text-box>
        </draw:frame>
        <draw:frame draw:style-name="gr3" draw:text-style-name="P19" draw:layer="layout" svg:width="1.4cm" svg:height="0.962cm" svg:x="10.1cm" svg:y="6.038cm">
          <draw:text-box>
            <text:p xml:id="id17" text:id="id17"><text:span text:style-name="T13">11</text:span></text:p>
          </draw:text-box>
        </draw:frame>
        <draw:custom-shape draw:style-name="gr5" draw:text-style-name="P20" xml:id="id18" draw:id="id18" draw:layer="layout" svg:width="1.2cm" svg:height="0.4cm" svg:x="12.4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9" draw:layer="layout" svg:width="1.2cm" svg:height="0.962cm" svg:x="10.3cm" svg:y="6.038cm">
          <draw:text-box>
            <text:p xml:id="id19" text:id="id19"><text:span text:style-name="T13">9</text:span></text:p>
          </draw:text-box>
        </draw:frame>
        <draw:frame draw:style-name="gr3" draw:text-style-name="P19" draw:layer="layout" svg:width="1.4cm" svg:height="0.962cm" svg:x="14.4cm" svg:y="6.138cm">
          <draw:text-box>
            <text:p xml:id="id20" text:id="id20"><text:span text:style-name="T13">11</text:span></text:p>
          </draw:text-box>
        </draw:frame>
        <draw:frame draw:style-name="gr6" draw:text-style-name="P19" draw:layer="layout" svg:width="1.2cm" svg:height="1cm" svg:x="0.8cm" svg:y="1.8cm">
          <draw:text-box>
            <text:p xml:id="id21" text:id="id21"><text:span text:style-name="T13">1</text:span></text:p>
          </draw:text-box>
        </draw:frame>
        <draw:frame draw:style-name="gr3" draw:text-style-name="P19" draw:layer="layout" svg:width="5.6cm" svg:height="0.962cm" svg:x="1.5cm" svg:y="1.8cm">
          <draw:text-box>
            <text:p><text:span text:style-name="T13">:Iteration</text:span></text:p>
          </draw:text-box>
        </draw:frame>
        <draw:frame draw:style-name="gr3" draw:text-style-name="P19" draw:layer="layout" svg:width="1.2cm" svg:height="0.962cm" svg:x="0.8cm" svg:y="1.838cm">
          <draw:text-box>
            <text:p xml:id="id22" text:id="id22"><text:span text:style-name="T13">2</text:span></text:p>
          </draw:text-box>
        </draw:frame>
        <draw:frame draw:style-name="gr3" draw:text-style-name="P19" draw:layer="layout" svg:width="1.2cm" svg:height="0.962cm" svg:x="3.2cm" svg:y="5.962cm">
          <draw:text-box>
            <text:p xml:id="id24" text:id="id24"><text:span text:style-name="T13">1</text:span></text:p>
          </draw:text-box>
        </draw:frame>
        <draw:frame draw:style-name="gr3" draw:text-style-name="P19" draw:layer="layout" svg:width="1.2cm" svg:height="0.962cm" svg:x="6.3cm" svg:y="6.038cm">
          <draw:text-box>
            <text:p xml:id="id25" text:id="id25"><text:span text:style-name="T13">5</text:span></text:p>
          </draw:text-box>
        </draw:frame>
        <draw:custom-shape draw:style-name="gr4" draw:text-style-name="P20" xml:id="id26" draw:id="id26" draw:layer="layout" svg:width="1cm" svg:height="0.4cm" svg:x="8.4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9" draw:layer="layout" svg:width="1cm" svg:height="0.962cm" svg:x="0.8cm" svg:y="1.8cm">
          <draw:text-box>
            <text:p xml:id="id27" text:id="id27"><text:span text:style-name="T13">3</text:span></text:p>
          </draw:text-box>
        </draw:frame>
        <draw:custom-shape draw:style-name="gr4" draw:text-style-name="P20" xml:id="id28" draw:id="id28" draw:layer="layout" svg:width="1cm" svg:height="0.4cm" svg:x="4.6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0" xml:id="id23" draw:id="id23" draw:layer="layout" svg:width="1cm" svg:height="0.538cm" svg:x="4.6cm" svg:y="6.1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0" draw:layer="layout" svg:width="13.8cm" svg:height="1.4cm" svg:x="2.8cm" svg:y="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1s" smil:targetElement="id14" smil:type="checkerBoardWipe" smil:subtype="across" smil:mode="out"/>
                  <anim:set smil:begin="0.998s" smil:dur="0.002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">
                  <anim:transitionFilter smil:dur="0.5s" smil:targetElement="id11" anim:sub-item="text" smil:type="checkerBoardWipe" smil:subtype="across" smil:mode="out"/>
                  <anim:set smil:begin="0.499s" smil:dur="0.001s" smil:fill="hold" smil:targetElement="id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">
                  <anim:transitionFilter smil:dur="0.5s" smil:targetElement="id12" anim:sub-item="text" smil:type="checkerBoardWipe" smil:subtype="across" smil:mode="out"/>
                  <anim:set smil:begin="0.499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5" smil:type="checkerBoardWipe" smil:subtype="across" smil:mode="out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8">
                  <anim:transitionFilter smil:dur="0.5s" smil:targetElement="id17" anim:sub-item="text" smil:type="checkerBoardWipe" smil:subtype="across" smil:mode="out"/>
                  <anim:set smil:begin="0.499s" smil:dur="0.001s" smil:fill="hold" smil:targetElement="id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9">
                  <anim:transitionFilter smil:dur="0.5s" smil:targetElement="id13" anim:sub-item="text" smil:type="checkerBoardWipe" smil:subtype="across" smil:mode="out"/>
                  <anim:set smil:begin="0.499s" smil:dur="0.001s" smil:fill="hold" smil:targetElement="id1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2">
                  <anim:transitionFilter smil:dur="0.5s" smil:targetElement="id21" anim:sub-item="text" smil:type="checkerBoardWipe" smil:subtype="across" smil:mode="out"/>
                  <anim:set smil:begin="0.499s" smil:dur="0.001s" smil:fill="hold" smil:targetElement="id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4">
                  <anim:transitionFilter smil:dur="0.5s" smil:targetElement="id10" anim:sub-item="text" smil:type="checkerBoardWipe" smil:subtype="across" smil:mode="out"/>
                  <anim:set smil:begin="0.499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5">
                  <anim:transitionFilter smil:dur="0.5s" smil:targetElement="id16" anim:sub-item="text" smil:type="checkerBoardWipe" smil:subtype="across" smil:mode="out"/>
                  <anim:set smil:begin="0.499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3" smil:type="checkerBoardWipe" smil:subtype="across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8">
                  <anim:transitionFilter smil:dur="0.5s" smil:targetElement="id22" anim:sub-item="text" smil:type="checkerBoardWipe" smil:subtype="across" smil:mode="out"/>
                  <anim:set smil:begin="0.499s" smil:dur="0.001s" smil:fill="hold" smil:targetElement="id2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8" smil:type="checkerBoardWipe" smil:subtype="across" smil:mode="out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mpress_5f_Template3" presentation:presentation-page-layout-name="AL1T0" xml:id="id29" draw:id="id29">
        <office:forms form:automatic-focus="false" form:apply-design-mode="false"/>
        <draw:frame presentation:style-name="pr4" draw:text-style-name="P18" draw:layer="layout" svg:width="19.4cm" svg:height="0.888cm" svg:x="0.4cm" svg:y="0.269cm" presentation:class="title" presentation:user-transformed="true">
          <draw:text-box>
            <text:p><text:span text:style-name="T12">Analyzing the time complexity of non-recursive algorithms</text:span></text:p>
          </draw:text-box>
        </draw:frame>
        <draw:frame presentation:style-name="pr7" draw:text-style-name="P22" draw:layer="layout" svg:width="19.964cm" svg:height="9.143cm" svg:x="0.356cm" svg:y="1.473cm" presentation:class="subtitle" presentation:user-transformed="true">
          <draw:text-box>
            <text:list text:style-name="L2">
              <text:list-item>
                <text:p text:style-name="P21"><text:span text:style-name="T14"><text:s text:c="3"/></text:span><text:span text:style-name="T2"><text:s/></text:span><text:span text:style-name="T2">Decide on parameters indicating the input size.</text:span></text:p>
              </text:list-item>
              <text:list-item>
                <text:p text:style-name="P21"><text:span text:style-name="T2"><text:s text:c="4"/></text:span><text:span text:style-name="T2">Identify the basic operation.</text:span></text:p>
              </text:list-item>
              <text:list-item>
                <text:p text:style-name="P21"><text:span text:style-name="T2"><text:s text:c="4"/></text:span><text:span text:style-name="T2">Set up a sum indicating the number of times the basic </text:span><text:span text:style-name="T2"><text:tab/></text:span><text:span text:style-name="T2"><text:tab/></text:span><text:span text:style-name="T2"><text:tab/></text:span><text:span text:style-name="T2"> <text:s text:c="5"/>operation is executed.</text:span></text:p>
              </text:list-item>
              <text:list-item>
                <text:p text:style-name="P21"><text:span text:style-name="T2"><text:s text:c="4"/></text:span><text:span text:style-name="T2">Establish its order of growth.</text:span></text:p>
              </text:list-item>
              <text:list-item>
                <text:p text:style-name="P21"><text:span text:style-name="T2"><text:s text:c="4"/></text:span><text:span text:style-name="T2">Give an asymptotic estimation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mpress_5f_Template3" presentation:presentation-page-layout-name="AL3T1" xml:id="id30" draw:id="id30">
        <office:forms form:automatic-focus="false" form:apply-design-mode="false"/>
        <draw:frame presentation:style-name="pr4" draw:layer="layout" svg:width="18.014cm" svg:height="0.888cm" svg:x="0.4cm" svg:y="0.169cm" presentation:class="title" presentation:user-transformed="true">
          <draw:text-box>
            <text:p><text:span text:style-name="T3">Time Complexity of Bubble Sort</text:span><text:span text:style-name="T12"> </text:span><text:s/></text:p>
          </draw:text-box>
        </draw:frame>
        <draw:frame draw:style-name="standard" draw:layer="layout" svg:width="19.45cm" svg:height="4.494cm" svg:x="0.549cm" svg:y="1.752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Algorithm</text:p>
              </table:table-cell>
              <table:table-cell>
                <text:p text:style-name="P20">Best case </text:p>
              </table:table-cell>
              <table:table-cell table:style-name="ce2">
                <text:p>Average case </text:p>
              </table:table-cell>
              <table:table-cell table:style-name="ce2">
                <text:p>Worst case</text:p>
              </table:table-cell>
            </table:table-row>
            <table:table-row table:style-name="ro2" table:default-cell-style-name="ce2">
              <table:table-cell>
                <text:p/>
                <text:p text:style-name="P20">Bubble sort</text:p>
              </table:table-cell>
              <table:table-cell>
                <text:p/>
                <text:p><text:s text:c="3"/></text:p>
              </table:table-cell>
              <table:table-cell/>
              <table:table-cell>
                <text:p/>
                <text:p><text:s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0" draw:layer="layout" svg:width="4.212cm" svg:height="1.752cm" svg:x="10.2cm" svg:y="4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0" draw:layer="layout" svg:width="1.999cm" svg:height="0.999cm" svg:x="9.188cm" svg:y="5.2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0" draw:layer="layout" svg:width="4.2cm" svg:height="1.4cm" svg:x="5.6cm" svg:y="4.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0" draw:layer="layout" svg:width="4.212cm" svg:height="1.752cm" svg:x="14.988cm" svg:y="4.24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1.702cm" svg:height="2.884cm" svg:x="0.597cm" svg:y="7cm">
          <table:table table:template-name="blue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20">Algorithm </text:p>
              </table:table-cell>
              <table:table-cell table:style-name="ce2">
                <text:p><text:s/>Space complexity</text:p>
              </table:table-cell>
            </table:table-row>
            <table:table-row table:style-name="ro4">
              <table:table-cell table:style-name="ce1">
                <text:p text:style-name="P20">Bubble sort 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8" draw:text-style-name="P20" draw:layer="layout" svg:width="3.551cm" svg:height="1.409cm" svg:x="7.749cm" svg:y="8.4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mpress_5f_Template3" presentation:presentation-page-layout-name="AL1T0" xml:id="id31" draw:id="id31">
        <office:forms form:automatic-focus="false" form:apply-design-mode="false"/>
        <draw:frame presentation:style-name="pr10" draw:text-style-name="P23" draw:layer="layout" svg:width="18.014cm" svg:height="0.888cm" svg:x="0.4cm" svg:y="0.169cm" presentation:class="title" presentation:user-transformed="true">
          <draw:text-box>
            <text:p><text:span text:style-name="T3">Selection sort pseudo-code</text:span><text:span text:style-name="T15"> </text:span></text:p>
          </draw:text-box>
        </draw:frame>
        <draw:frame presentation:style-name="pr7" draw:text-style-name="P11" draw:layer="layout" svg:width="19.444cm" svg:height="9.241cm" svg:x="0.4cm" svg:y="1.4cm" presentation:class="subtitle" presentation:user-transformed="true">
          <draw:text-box>
            <text:p text:style-name="P10"><text:span text:style-name="T2">Selection sort (A:sortable array )</text:span></text:p>
            <text:p text:style-name="P10"><text:span text:style-name="T2">N = length of [A]</text:span></text:p>
            <text:p text:style-name="P10"><text:span text:style-name="T2"><text:tab/></text:span><text:span text:style-name="T2">for i =0 to n - 2</text:span></text:p>
            <text:p text:style-name="P10"><text:span text:style-name="T2"><text:tab/></text:span><text:span text:style-name="T2"><text:tab/></text:span><text:span text:style-name="T2">min_Pos = i</text:span></text:p>
            <text:p text:style-name="P10"><text:span text:style-name="T2"><text:tab/></text:span><text:span text:style-name="T2"><text:tab/></text:span><text:span text:style-name="T2">min = a[i]</text:span></text:p>
            <text:p text:style-name="P10"><text:span text:style-name="T2"/></text:p>
            <text:p text:style-name="P10"><text:span text:style-name="T2"><text:tab/></text:span><text:span text:style-name="T10">for j = i + 1 to n - 1</text:span><text:span text:style-name="T10"><text:tab/></text:span></text:p>
            <text:p text:style-name="P10"><text:span text:style-name="T10"><text:tab/></text:span><text:span text:style-name="T10"> <text:s text:c="5"/></text:span><text:span text:style-name="T10">if A[ j ] &lt; min </text:span></text:p>
            <text:p text:style-name="P10"><text:span text:style-name="T10"><text:tab/></text:span><text:span text:style-name="T10"> <text:s text:c="10"/></text:span><text:span text:style-name="T10">min_Pos = j</text:span></text:p>
            <text:p text:style-name="P10"><text:span text:style-name="T10"><text:tab/></text:span><text:span text:style-name="T10"><text:tab/></text:span><text:span text:style-name="T10">min = a[j]</text:span></text:p>
            <text:p text:style-name="P10"><text:span text:style-name="T10"><text:tab/></text:span><text:span text:style-name="T10">end for</text:span></text:p>
            <text:p text:style-name="P10"><text:span text:style-name="T10"><text:tab/></text:span><text:span text:style-name="T2">swap A[ i ] ↔ A[ min_Pos ]</text:span></text:p>
            <text:p text:style-name="P10"><text:span text:style-name="T2">end for</text:span></text:p>
            <text:p text:style-name="P10"><text:span text:style-name="T2">end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mpress_5f_Template3" presentation:presentation-page-layout-name="AL2T19" xml:id="id32" draw:id="id32">
        <office:forms form:automatic-focus="false" form:apply-design-mode="false"/>
        <draw:frame presentation:style-name="pr10" draw:text-style-name="P5" draw:layer="layout" svg:width="18.014cm" svg:height="0.888cm" svg:x="0.4cm" svg:y="0.169cm" presentation:class="title" presentation:user-transformed="true">
          <draw:text-box>
            <text:p><text:span text:style-name="T3">Working of Selection Sort </text:span></text:p>
          </draw:text-box>
        </draw:frame>
        <draw:frame draw:style-name="gr3" draw:layer="layout" svg:width="1cm" svg:height="0.962cm" svg:x="0.8cm" svg:y="1.8cm">
          <draw:text-box>
            <text:p xml:id="id33" text:id="id33">1</text:p>
          </draw:text-box>
        </draw:frame>
        <draw:frame draw:style-name="gr3" draw:text-style-name="P24" draw:layer="layout" svg:width="6.2cm" svg:height="0.996cm" svg:x="1.3cm" svg:y="1.8cm">
          <draw:text-box>
            <text:p><text:span text:style-name="T16">:Iteration </text:span></text:p>
          </draw:text-box>
        </draw:frame>
        <draw:frame draw:style-name="gr3" draw:layer="layout" svg:width="1.4cm" svg:height="0.962cm" svg:x="3.2cm" svg:y="5.5cm">
          <draw:text-box>
            <text:p xml:id="id45" text:id="id45">22</text:p>
          </draw:text-box>
        </draw:frame>
        <draw:frame draw:style-name="gr3" draw:layer="layout" svg:width="1.4cm" svg:height="0.962cm" svg:x="6cm" svg:y="5.5cm">
          <draw:text-box>
            <text:p xml:id="id53" text:id="id53">12</text:p>
          </draw:text-box>
        </draw:frame>
        <draw:frame draw:style-name="gr3" draw:layer="layout" svg:width="1.6cm" svg:height="0.962cm" svg:x="9.3cm" svg:y="5.5cm">
          <draw:text-box>
            <text:p xml:id="id46" text:id="id46">4</text:p>
          </draw:text-box>
        </draw:frame>
        <draw:frame draw:style-name="gr3" draw:layer="layout" svg:width="1.4cm" svg:height="0.962cm" svg:x="12cm" svg:y="5.5cm">
          <draw:text-box>
            <text:p xml:id="id54" text:id="id54">10</text:p>
          </draw:text-box>
        </draw:frame>
        <draw:frame draw:style-name="gr3" draw:layer="layout" svg:width="2.4cm" svg:height="0.962cm" svg:x="8cm" svg:y="1.8cm">
          <draw:text-box>
            <text:p>Min =</text:p>
          </draw:text-box>
        </draw:frame>
        <draw:frame draw:style-name="gr9" draw:layer="layout" svg:width="1.4cm" svg:height="0.962cm" svg:x="9.9cm" svg:y="1.8cm">
          <draw:text-box>
            <text:p xml:id="id36" text:id="id36">22</text:p>
          </draw:text-box>
        </draw:frame>
        <draw:custom-shape draw:style-name="gr10" draw:text-style-name="P20" draw:layer="layout" svg:width="11.2cm" svg:height="1.2cm" svg:x="2.6cm" svg:y="5.4cm">
          <text:p/>
          <draw:enhanced-geometry svg:viewBox="0 0 21600 21600" draw:type="rectangle" draw:enhanced-path="M 0 0 L 21600 0 21600 21600 0 21600 0 0 Z N"/>
        </draw:custom-shape>
        <draw:line draw:style-name="gr11" draw:text-style-name="P20" draw:layer="layout" svg:x1="5.2cm" svg:y1="5.4cm" svg:x2="5.2cm" svg:y2="6.6cm">
          <text:p/>
        </draw:line>
        <draw:line draw:style-name="gr12" draw:text-style-name="P20" draw:layer="layout" svg:x1="8.2cm" svg:y1="5.4cm" svg:x2="8.2cm" svg:y2="6.6cm">
          <text:p/>
        </draw:line>
        <draw:line draw:style-name="gr11" draw:text-style-name="P20" draw:layer="layout" svg:x1="11.2cm" svg:y1="5.4cm" svg:x2="11.2cm" svg:y2="6.6cm">
          <text:p/>
        </draw:line>
        <draw:frame draw:style-name="gr3" draw:layer="layout" svg:width="1.4cm" svg:height="0.962cm" svg:x="9.9cm" svg:y="1.8cm">
          <draw:text-box>
            <text:p xml:id="id38" text:id="id38">12</text:p>
          </draw:text-box>
        </draw:frame>
        <draw:frame draw:style-name="gr3" draw:layer="layout" svg:width="1.2cm" svg:height="0.962cm" svg:x="9.9cm" svg:y="1.8cm">
          <draw:text-box>
            <text:p xml:id="id41" text:id="id41">4</text:p>
          </draw:text-box>
        </draw:frame>
        <draw:frame draw:style-name="gr3" draw:layer="layout" svg:width="0.8cm" svg:height="0.962cm" svg:x="0.8cm" svg:y="1.762cm">
          <draw:text-box>
            <text:p xml:id="id49" text:id="id49">2</text:p>
          </draw:text-box>
        </draw:frame>
        <draw:frame draw:style-name="gr13" draw:layer="layout" svg:width="1cm" svg:height="0.962cm" svg:x="3.2cm" svg:y="5.5cm">
          <draw:text-box>
            <text:p xml:id="id47" text:id="id47">4</text:p>
          </draw:text-box>
        </draw:frame>
        <draw:frame draw:style-name="gr14" draw:layer="layout" svg:width="1.6cm" svg:height="1.2cm" svg:x="9.2cm" svg:y="5.5cm">
          <draw:text-box>
            <text:p xml:id="id48" text:id="id48">22</text:p>
          </draw:text-box>
        </draw:frame>
        <draw:frame draw:style-name="gr3" draw:layer="layout" svg:width="0.6cm" svg:height="0.962cm" svg:x="7cm" svg:y="6.762cm">
          <draw:text-box>
            <text:p xml:id="id35" text:id="id35">j</text:p>
          </draw:text-box>
        </draw:frame>
        <draw:frame draw:style-name="gr3" draw:layer="layout" svg:width="1cm" svg:height="0.962cm" svg:x="0.7cm" svg:y="5.7cm">
          <draw:text-box>
            <text:p>a</text:p>
          </draw:text-box>
        </draw:frame>
        <draw:line draw:style-name="gr15" draw:text-style-name="P20" draw:layer="layout" svg:x1="1.5cm" svg:y1="6.2cm" svg:x2="2.5cm" svg:y2="6.2cm">
          <text:p/>
        </draw:line>
        <draw:frame draw:style-name="gr3" draw:layer="layout" svg:width="0.6cm" svg:height="0.962cm" svg:x="10.6cm" svg:y="6.738cm">
          <draw:text-box>
            <text:p xml:id="id40" text:id="id40">j</text:p>
          </draw:text-box>
        </draw:frame>
        <draw:frame draw:style-name="gr13" draw:layer="layout" svg:width="0.8cm" svg:height="0.962cm" svg:x="13cm" svg:y="6.738cm">
          <draw:text-box>
            <text:p xml:id="id43" text:id="id43">j</text:p>
          </draw:text-box>
        </draw:frame>
        <draw:frame draw:style-name="gr3" draw:layer="layout" svg:width="0.6cm" svg:height="0.962cm" svg:x="8.2cm" svg:y="6.8cm">
          <draw:text-box>
            <text:p xml:id="id58" text:id="id58">i</text:p>
          </draw:text-box>
        </draw:frame>
        <draw:frame draw:style-name="gr16" draw:layer="layout" svg:width="0.6cm" svg:height="1.1cm" svg:x="5.2cm" svg:y="6.7cm">
          <draw:text-box>
            <text:p xml:id="id50" text:id="id50">i</text:p>
          </draw:text-box>
        </draw:frame>
        <draw:frame draw:style-name="gr3" draw:layer="layout" svg:width="1.4cm" svg:height="0.962cm" svg:x="9.9cm" svg:y="1.762cm">
          <draw:text-box>
            <text:p xml:id="id51" text:id="id51">10</text:p>
          </draw:text-box>
        </draw:frame>
        <draw:frame draw:style-name="gr3" draw:layer="layout" svg:width="1.4cm" svg:height="0.962cm" svg:x="6cm" svg:y="5.5cm">
          <draw:text-box>
            <text:p xml:id="id55" text:id="id55">10</text:p>
          </draw:text-box>
        </draw:frame>
        <draw:frame draw:style-name="gr16" draw:layer="layout" svg:width="1.4cm" svg:height="1.1cm" svg:x="9.2cm" svg:y="5.5cm">
          <draw:text-box>
            <text:p xml:id="id59" text:id="id59">12</text:p>
          </draw:text-box>
        </draw:frame>
        <draw:frame draw:style-name="gr3" draw:layer="layout" svg:width="1.4cm" svg:height="0.962cm" svg:x="12cm" svg:y="5.5cm">
          <draw:text-box>
            <text:p xml:id="id56" text:id="id56">12</text:p>
          </draw:text-box>
        </draw:frame>
        <draw:frame draw:style-name="gr3" draw:layer="layout" svg:width="1.6cm" svg:height="0.962cm" svg:x="12cm" svg:y="5.562cm">
          <draw:text-box>
            <text:p xml:id="id60" text:id="id60">22</text:p>
          </draw:text-box>
        </draw:frame>
        <draw:frame draw:style-name="gr3" draw:layer="layout" svg:width="0.8cm" svg:height="0.962cm" svg:x="0.8cm" svg:y="1.8cm">
          <draw:text-box>
            <text:p xml:id="id57" text:id="id57">3</text:p>
          </draw:text-box>
        </draw:frame>
        <draw:frame draw:style-name="gr3" draw:text-style-name="P24" draw:layer="layout" svg:width="2.5cm" svg:height="0.996cm" svg:x="6cm" svg:y="1.8cm">
          <draw:text-box>
            <text:p><text:span text:style-name="T16">a[i] =</text:span></text:p>
          </draw:text-box>
        </draw:frame>
        <draw:frame draw:style-name="gr3" draw:text-style-name="P25" draw:layer="layout" svg:width="8.8cm" svg:height="0.996cm" svg:x="5cm" svg:y="4.204cm">
          <draw:text-box>
            <text:p xml:id="id44" text:id="id44"><text:span text:style-name="T17">Swap a[i] = <text:s/>a[Pos]</text:span></text:p>
          </draw:text-box>
        </draw:frame>
        <draw:frame draw:style-name="gr3" draw:layer="layout" svg:width="2.2cm" svg:height="0.962cm" svg:x="14.2cm" svg:y="1.8cm">
          <draw:text-box>
            <text:p>Pos = </text:p>
          </draw:text-box>
        </draw:frame>
        <draw:frame draw:style-name="gr3" draw:layer="layout" svg:width="1cm" svg:height="0.962cm" svg:x="16.4cm" svg:y="1.8cm">
          <draw:text-box>
            <text:p xml:id="id39" text:id="id39">1</text:p>
          </draw:text-box>
        </draw:frame>
        <draw:frame draw:style-name="gr3" draw:layer="layout" svg:width="0.8cm" svg:height="0.962cm" svg:x="16.4cm" svg:y="1.8cm">
          <draw:text-box>
            <text:p xml:id="id42" text:id="id42">2</text:p>
          </draw:text-box>
        </draw:frame>
        <draw:frame draw:style-name="gr3" draw:layer="layout" svg:width="1.2cm" svg:height="0.962cm" svg:x="16.4cm" svg:y="1.8cm">
          <draw:text-box>
            <text:p xml:id="id52" text:id="id52">3</text:p>
          </draw:text-box>
        </draw:frame>
        <draw:frame draw:style-name="gr3" draw:layer="layout" svg:width="1cm" svg:height="0.962cm" svg:x="16.4cm" svg:y="1.8cm">
          <draw:text-box>
            <text:p xml:id="id37" text:id="id37">0</text:p>
          </draw:text-box>
        </draw:frame>
        <draw:frame draw:style-name="gr17" draw:layer="layout" svg:width="0.6cm" svg:height="0.962cm" svg:x="2.6cm" svg:y="6.638cm">
          <draw:text-box>
            <text:p xml:id="id34" text:id="id34">i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">
                  <anim:transitionFilter smil:dur="0.5s" smil:targetElement="id36" anim:sub-item="text" smil:type="checkerBoardWipe" smil:subtype="across" smil:mode="out"/>
                  <anim:set smil:begin="0.499s" smil:dur="0.001s" smil:fill="hold" smil:targetElement="id3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7">
                  <anim:transitionFilter smil:dur="0.5s" smil:targetElement="id37" anim:sub-item="text" smil:type="checkerBoardWipe" smil:subtype="across" smil:mode="out"/>
                  <anim:set smil:begin="0.499s" smil:dur="0.001s" smil:fill="hold" smil:targetElement="id3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9">
                  <anim:transitionFilter smil:dur="0.5s" smil:targetElement="id35" anim:sub-item="text" smil:type="checkerBoardWipe" smil:subtype="across" smil:mode="out"/>
                  <anim:set smil:begin="0.499s" smil:dur="0.001s" smil:fill="hold" smil:targetElement="id3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1">
                  <anim:transitionFilter smil:dur="0.5s" smil:targetElement="id38" anim:sub-item="text" smil:type="checkerBoardWipe" smil:subtype="across" smil:mode="out"/>
                  <anim:set smil:begin="0.499s" smil:dur="0.001s" smil:fill="hold" smil:targetElement="id3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3">
                  <anim:transitionFilter smil:dur="0.5s" smil:targetElement="id39" anim:sub-item="text" smil:type="checkerBoardWipe" smil:subtype="across" smil:mode="out"/>
                  <anim:set smil:begin="0.499s" smil:dur="0.001s" smil:fill="hold" smil:targetElement="id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5">
                  <anim:transitionFilter smil:dur="0.5s" smil:targetElement="id40" anim:sub-item="text" smil:type="checkerBoardWipe" smil:subtype="across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8">
                  <anim:transitionFilter smil:dur="0.5s" smil:targetElement="id45" anim:sub-item="text" smil:type="checkerBoardWipe" smil:subtype="across" smil:mode="out"/>
                  <anim:set smil:begin="0.499s" smil:dur="0.001s" smil:fill="hold" smil:targetElement="id4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9">
                  <anim:transitionFilter smil:dur="0.5s" smil:targetElement="id46" anim:sub-item="text" smil:type="checkerBoardWipe" smil:subtype="across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2">
                  <anim:transitionFilter smil:dur="0.5s" smil:targetElement="id44" anim:sub-item="text" smil:type="checkerBoardWipe" smil:subtype="across" smil:mode="out"/>
                  <anim:set smil:begin="0.499s" smil:dur="0.001s" smil:fill="hold" smil:targetElement="id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3">
                  <anim:transitionFilter smil:dur="0.5s" smil:targetElement="id33" anim:sub-item="text" smil:type="checkerBoardWipe" smil:subtype="across" smil:mode="out"/>
                  <anim:set smil:begin="0.499s" smil:dur="0.001s" smil:fill="hold" smil:targetElement="id3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4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5">
                  <anim:transitionFilter smil:dur="0.5s" smil:targetElement="id34" anim:sub-item="text" smil:type="checkerBoardWipe" smil:subtype="across" smil:mode="out"/>
                  <anim:set smil:begin="0.499s" smil:dur="0.001s" smil:fill="hold" smil:targetElement="id3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6">
                  <anim:transitionFilter smil:dur="0.5s" smil:targetElement="id43" anim:sub-item="text" smil:type="checkerBoardWipe" smil:subtype="across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7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8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9">
                  <anim:transitionFilter smil:dur="0.5s" smil:targetElement="id41" anim:sub-item="text" smil:type="checkerBoardWipe" smil:subtype="across" smil:mode="out"/>
                  <anim:set smil:begin="0.499s" smil:dur="0.001s" smil:fill="hold" smil:targetElement="id4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1">
                  <anim:transitionFilter smil:dur="0.5s" smil:targetElement="id42" anim:sub-item="text" smil:type="checkerBoardWipe" smil:subtype="across" smil:mode="out"/>
                  <anim:set smil:begin="0.499s" smil:dur="0.001s" smil:fill="hold" smil:targetElement="id4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3">
                  <anim:transitionFilter smil:dur="0.5s" smil:targetElement="id40" anim:sub-item="text" smil:type="checkerBoardWipe" smil:subtype="across" smil:mode="out"/>
                  <anim:set smil:begin="0.499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4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5">
                  <anim:transitionFilter smil:dur="0.5s" smil:targetElement="id38" anim:sub-item="text" smil:type="checkerBoardWipe" smil:subtype="across" smil:mode="out"/>
                  <anim:set smil:begin="0.499s" smil:dur="0.001s" smil:fill="hold" smil:targetElement="id3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6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7">
                  <anim:transitionFilter smil:dur="0.5s" smil:targetElement="id39" anim:sub-item="text" smil:type="checkerBoardWipe" smil:subtype="across" smil:mode="out"/>
                  <anim:set smil:begin="0.499s" smil:dur="0.001s" smil:fill="hold" smil:targetElement="id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8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9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0">
                  <anim:transitionFilter smil:dur="0.5s" smil:targetElement="id53" anim:sub-item="text" smil:type="checkerBoardWipe" smil:subtype="across" smil:mode="out"/>
                  <anim:set smil:begin="0.499s" smil:dur="0.001s" smil:fill="hold" smil:targetElement="id5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1">
                  <anim:transitionFilter smil:dur="0.5s" smil:targetElement="id54" anim:sub-item="text" smil:type="checkerBoardWipe" smil:subtype="across" smil:mode="out"/>
                  <anim:set smil:begin="0.499s" smil:dur="0.001s" smil:fill="hold" smil:targetElement="id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4">
                  <anim:transitionFilter smil:dur="0.5s" smil:targetElement="id44" anim:sub-item="text" smil:type="checkerBoardWipe" smil:subtype="across" smil:mode="out"/>
                  <anim:set smil:begin="0.499s" smil:dur="0.001s" smil:fill="hold" smil:targetElement="id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5">
                  <anim:transitionFilter smil:dur="0.5s" smil:targetElement="id49" anim:sub-item="text" smil:type="checkerBoardWipe" smil:subtype="across" smil:mode="out"/>
                  <anim:set smil:begin="0.499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6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7">
                  <anim:transitionFilter smil:dur="0.5s" smil:targetElement="id50" anim:sub-item="text" smil:type="checkerBoardWipe" smil:subtype="across" smil:mode="out"/>
                  <anim:set smil:begin="0.499s" smil:dur="0.001s" smil:fill="hold" smil:targetElement="id5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8">
                  <anim:transitionFilter smil:dur="0.5s" smil:targetElement="id43" anim:sub-item="text" smil:type="checkerBoardWipe" smil:subtype="across" smil:mode="out"/>
                  <anim:set smil:begin="0.499s" smil:dur="0.001s" smil:fill="hold" smil:targetElement="id4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1">
                  <anim:transitionFilter smil:dur="0.5s" smil:targetElement="id51" anim:sub-item="text" smil:type="checkerBoardWipe" smil:subtype="across" smil:mode="out"/>
                  <anim:set smil:begin="0.499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2">
                  <anim:transitionFilter smil:dur="0.5s" smil:targetElement="id52" anim:sub-item="text" smil:type="checkerBoardWipe" smil:subtype="across" smil:mode="out"/>
                  <anim:set smil:begin="0.499s" smil:dur="0.001s" smil:fill="hold" smil:targetElement="id5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9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3">
                  <anim:transitionFilter smil:dur="0.5s" smil:targetElement="id51" anim:sub-item="text" smil:type="checkerBoardWipe" smil:subtype="across" smil:mode="out"/>
                  <anim:set smil:begin="0.499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4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5">
                  <anim:transitionFilter smil:dur="0.5s" smil:targetElement="id52" anim:sub-item="text" smil:type="checkerBoardWipe" smil:subtype="across" smil:mode="out"/>
                  <anim:set smil:begin="0.499s" smil:dur="0.001s" smil:fill="hold" smil:targetElement="id5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6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7">
                  <anim:transitionFilter smil:dur="0.5s" smil:targetElement="id36" anim:sub-item="text" smil:type="checkerBoardWipe" smil:subtype="across" smil:mode="out"/>
                  <anim:set smil:begin="0.499s" smil:dur="0.001s" smil:fill="hold" smil:targetElement="id3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8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9">
                  <anim:transitionFilter smil:dur="0.5s" smil:targetElement="id42" anim:sub-item="text" smil:type="checkerBoardWipe" smil:subtype="across" smil:mode="out"/>
                  <anim:set smil:begin="0.499s" smil:dur="0.001s" smil:fill="hold" smil:targetElement="id4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62">
                  <anim:transitionFilter smil:dur="0.5s" smil:targetElement="id48" anim:sub-item="text" smil:type="checkerBoardWipe" smil:subtype="across" smil:mode="out"/>
                  <anim:set smil:begin="0.499s" smil:dur="0.001s" smil:fill="hold" smil:targetElement="id4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63">
                  <anim:transitionFilter smil:dur="0.5s" smil:targetElement="id56" anim:sub-item="text" smil:type="checkerBoardWipe" smil:subtype="across" smil:mode="out"/>
                  <anim:set smil:begin="0.499s" smil:dur="0.001s" smil:fill="hold" smil:targetElement="id5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4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5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66">
                  <anim:transitionFilter smil:dur="0.5s" smil:targetElement="id44" anim:sub-item="text" smil:type="checkerBoardWipe" smil:subtype="across" smil:mode="out"/>
                  <anim:set smil:begin="0.499s" smil:dur="0.001s" smil:fill="hold" smil:targetElement="id44" anim:sub-item="text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mpress_5f_Template3" presentation:presentation-page-layout-name="AL3T1" xml:id="id61" draw:id="id61">
        <office:forms form:automatic-focus="false" form:apply-design-mode="false"/>
        <draw:frame presentation:style-name="pr11" draw:text-style-name="P23" draw:layer="layout" svg:width="18.014cm" svg:height="0.831cm" svg:x="0.4cm" svg:y="0.314cm" presentation:class="title" presentation:user-transformed="true">
          <draw:text-box>
            <text:p><text:span text:style-name="T3">Time Complexity of Selection Sort</text:span><text:span text:style-name="T15"> </text:span></text:p>
          </draw:text-box>
        </draw:frame>
        <draw:frame draw:style-name="standard" draw:layer="layout" svg:width="19.263cm" svg:height="4.199cm" svg:x="0.4cm" svg:y="1.6cm">
          <table:table table:template-name="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20">Algorithm</text:p>
              </table:table-cell>
              <table:table-cell>
                <text:p text:style-name="P20">Best case </text:p>
              </table:table-cell>
              <table:table-cell>
                <text:p text:style-name="P20">Average case </text:p>
              </table:table-cell>
              <table:table-cell>
                <text:p text:style-name="P20">Worst case</text:p>
              </table:table-cell>
            </table:table-row>
            <table:table-row table:style-name="ro6" table:default-cell-style-name="ce2">
              <table:table-cell>
                <text:p/>
                <text:p text:style-name="P20">Selection sort</text:p>
              </table:table-cell>
              <table:table-cell>
                <text:p/>
                <text:p><text:s text:c="3"/></text:p>
              </table:table-cell>
              <table:table-cell/>
              <table:table-cell>
                <text:p/>
                <text:p><text:s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0" draw:layer="layout" svg:width="4.212cm" svg:height="1.752cm" svg:x="10.188cm" svg:y="3.6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0" draw:layer="layout" svg:width="1.999cm" svg:height="0.999cm" svg:x="9.188cm" svg:y="5.2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0" draw:layer="layout" svg:width="4.212cm" svg:height="1.752cm" svg:x="14.988cm" svg:y="3.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20" draw:layer="layout" svg:width="4.212cm" svg:height="1.752cm" svg:x="5.388cm" svg:y="3.6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11.704cm" svg:height="2.886cm" svg:x="0.598cm" svg:y="7.001cm">
          <table:table table:template-name="blue" table:use-first-row-styles="true" table:use-banding-rows-styles="true">
            <table:table-column table:style-name="co3"/>
            <table:table-column table:style-name="co7"/>
            <table:table-row table:style-name="ro3">
              <table:table-cell table:style-name="ce1">
                <text:p text:style-name="P20">Algorithm </text:p>
              </table:table-cell>
              <table:table-cell table:style-name="ce2">
                <text:p><text:s/>Space complexity</text:p>
              </table:table-cell>
            </table:table-row>
            <table:table-row table:style-name="ro7">
              <table:table-cell table:style-name="ce1">
                <text:p text:style-name="P20">Selection sort 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8" draw:text-style-name="P20" draw:layer="layout" svg:width="3.551cm" svg:height="1.409cm" svg:x="7.75cm" svg:y="8.47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mpress_5f_Template3" presentation:presentation-page-layout-name="AL1T0" xml:id="id62" draw:id="id62">
        <office:forms form:automatic-focus="false" form:apply-design-mode="false"/>
        <draw:frame presentation:style-name="pr4" draw:text-style-name="P5" draw:layer="layout" svg:width="18.202cm" svg:height="0.888cm" svg:x="0.398cm" svg:y="0.2cm" presentation:class="title" presentation:user-transformed="true">
          <draw:text-box>
            <text:p><text:span text:style-name="T3">Insertion Sort Pseudo-Code</text:span></text:p>
          </draw:text-box>
        </draw:frame>
        <draw:frame presentation:style-name="pr12" draw:text-style-name="P26" draw:layer="layout" svg:width="19cm" svg:height="9.241cm" svg:x="0.4cm" svg:y="1.6cm" presentation:class="subtitle" presentation:user-transformed="true">
          <draw:text-box>
            <text:p text:style-name="P10"><text:span text:style-name="T18">Insertion sort (A: Sortable array )</text:span></text:p>
            <text:p text:style-name="P10"><text:span text:style-name="T18">N = length (A)</text:span></text:p>
            <text:p text:style-name="P10"><text:span text:style-name="T18">for i = 1 <text:s/>to <text:s/>n</text:span><text:span text:style-name="T18"><text:line-break/></text:span><text:span text:style-name="T18"> <text:s text:c="5"/></text:span></text:p>
            <text:p text:style-name="P10"><text:span text:style-name="T18"><text:tab/></text:span><text:span text:style-name="T18">Key <text:s/>= A [i]</text:span></text:p>
            <text:p text:style-name="P10"><text:span text:style-name="T18"><text:tab/></text:span><text:span text:style-name="T18"> </text:span><text:span text:style-name="T18">j <text:s/>= i – 1</text:span><text:span text:style-name="T18"><text:line-break/></text:span><text:span text:style-name="T18"> <text:s text:c="5"/></text:span><text:span text:style-name="T19">while( j &gt;= 0 and A[j] &gt; key)</text:span></text:p>
            <text:p text:style-name="P10"><text:span text:style-name="T19"><text:tab/></text:span><text:span text:style-name="T19"> <text:s/></text:span><text:span text:style-name="T19">A[j+1] <text:s/>= A[j]</text:span><text:span text:style-name="T19"><text:line-break/></text:span><text:span text:style-name="T19"> <text:s text:c="14"/>j <text:s/>= j – 1</text:span></text:p>
            <text:p text:style-name="P10"><text:span text:style-name="T18"/></text:p>
            <text:p text:style-name="P10"><text:span text:style-name="T20"><text:s/></text:span><text:span text:style-name="T20"><text:tab/></text:span><text:span text:style-name="T20">insert Key into A[j + 1] position</text:span></text:p>
            <text:p text:style-name="P10"><text:span text:style-name="T20"><text:s/></text:span><text:span text:style-name="T20"><text:tab/></text:span><text:span text:style-name="T20">A[j+1] = <text:s/>key</text:span></text:p>
            <text:p text:style-name="P10"><text:span text:style-name="T20">end for</text:span></text:p>
            <text:p text:style-name="P10"><text:span text:style-name="T18">end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mpress_5f_Template3" presentation:presentation-page-layout-name="AL2T19" xml:id="id63" draw:id="id63">
        <office:forms form:automatic-focus="false" form:apply-design-mode="false"/>
        <draw:frame presentation:style-name="pr10" draw:text-style-name="P18" draw:layer="layout" svg:width="18.202cm" svg:height="0.888cm" svg:x="0.412cm" svg:y="0.169cm" presentation:class="title" presentation:user-transformed="true">
          <draw:text-box>
            <text:p><text:span text:style-name="T3">Working of Insertion Sort</text:span><text:span text:style-name="T12"> </text:span></text:p>
          </draw:text-box>
        </draw:frame>
        <draw:custom-shape draw:style-name="gr18" draw:text-style-name="P20" draw:layer="layout" svg:width="15.4cm" svg:height="1.8cm" svg:x="1cm" svg:y="5.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cm" svg:height="0.962cm" svg:x="4.2cm" svg:y="6.2cm">
          <draw:text-box>
            <text:p xml:id="id73" text:id="id73">86</text:p>
          </draw:text-box>
        </draw:frame>
        <draw:frame draw:style-name="gr3" draw:layer="layout" svg:width="1.3cm" svg:height="0.962cm" svg:x="7.1cm" svg:y="6.2cm">
          <draw:text-box>
            <text:p xml:id="id69" text:id="id69">42</text:p>
          </draw:text-box>
        </draw:frame>
        <draw:frame draw:style-name="gr6" draw:layer="layout" svg:width="1.4cm" svg:height="1cm" svg:x="13.9cm" svg:y="6.2cm">
          <draw:text-box>
            <text:p xml:id="id86" text:id="id86">23</text:p>
          </draw:text-box>
        </draw:frame>
        <draw:frame draw:style-name="gr3" draw:layer="layout" svg:width="1.6cm" svg:height="0.962cm" svg:x="10.5cm" svg:y="6.2cm">
          <draw:text-box>
            <text:p xml:id="id79" text:id="id79">12 </text:p>
          </draw:text-box>
        </draw:frame>
        <draw:line draw:style-name="gr12" draw:text-style-name="P20" draw:layer="layout" svg:x1="6.2cm" svg:y1="5.7cm" svg:x2="6.2cm" svg:y2="7.5cm">
          <text:p/>
        </draw:line>
        <draw:line draw:style-name="gr12" draw:text-style-name="P20" draw:layer="layout" svg:x1="9.4cm" svg:y1="5.7cm" svg:x2="9.4cm" svg:y2="7.5cm">
          <text:p/>
        </draw:line>
        <draw:line draw:style-name="gr12" draw:text-style-name="P20" draw:layer="layout" svg:x1="13cm" svg:y1="5.7cm" svg:x2="13cm" svg:y2="7.5cm">
          <text:p/>
        </draw:line>
        <draw:frame draw:style-name="gr3" draw:text-style-name="P25" draw:layer="layout" svg:width="2.4cm" svg:height="0.996cm" svg:x="5.2cm" svg:y="1.6cm">
          <draw:text-box>
            <text:p><text:span text:style-name="T17">Key = </text:span></text:p>
          </draw:text-box>
        </draw:frame>
        <draw:frame draw:style-name="gr3" draw:layer="layout" svg:width="1cm" svg:height="0.962cm" svg:x="3.8cm" svg:y="7.5cm">
          <draw:text-box>
            <text:p xml:id="id67" text:id="id67">j</text:p>
          </draw:text-box>
        </draw:frame>
        <draw:frame draw:style-name="gr3" draw:layer="layout" svg:width="0.8cm" svg:height="0.962cm" svg:x="6.6cm" svg:y="7.7cm">
          <draw:text-box>
            <text:p xml:id="id65" text:id="id65">i</text:p>
          </draw:text-box>
        </draw:frame>
        <draw:frame draw:style-name="gr3" draw:layer="layout" svg:width="0.8cm" svg:height="0.962cm" svg:x="0.6cm" svg:y="1.6cm">
          <draw:text-box>
            <text:p xml:id="id64" text:id="id64">1</text:p>
          </draw:text-box>
        </draw:frame>
        <draw:frame draw:style-name="gr3" draw:layer="layout" svg:width="3.6cm" svg:height="0.996cm" svg:x="1.1cm" svg:y="1.6cm">
          <draw:text-box>
            <text:p><text:span text:style-name="T17">:Iteration</text:span> </text:p>
          </draw:text-box>
        </draw:frame>
        <draw:frame draw:style-name="gr3" draw:text-style-name="P25" draw:layer="layout" svg:width="8.8cm" svg:height="0.996cm" svg:x="4.8cm" svg:y="3.104cm">
          <draw:text-box>
            <text:p xml:id="id68" text:id="id68"><text:span text:style-name="T17"><text:s/></text:span><text:span text:style-name="T17">A[ j ] &gt; Key &amp;&amp; j &gt;=0</text:span></text:p>
          </draw:text-box>
        </draw:frame>
        <draw:frame draw:style-name="gr3" draw:layer="layout" svg:width="1.4cm" svg:height="0.962cm" svg:x="7.2cm" svg:y="1.6cm">
          <draw:text-box>
            <text:p xml:id="id66" text:id="id66">42</text:p>
          </draw:text-box>
        </draw:frame>
        <draw:frame draw:style-name="gr3" draw:layer="layout" svg:width="1.6cm" svg:height="0.962cm" svg:x="7.1cm" svg:y="6.238cm">
          <draw:text-box>
            <text:p xml:id="id70" text:id="id70">86</text:p>
          </draw:text-box>
        </draw:frame>
        <draw:frame draw:style-name="gr3" draw:layer="layout" svg:width="5.4cm" svg:height="0.962cm" svg:x="6cm" svg:y="3.1cm">
          <draw:text-box>
            <text:p xml:id="id72" text:id="id72">A[ j + 1 ] = key</text:p>
          </draw:text-box>
        </draw:frame>
        <draw:frame draw:style-name="gr3" draw:layer="layout" svg:width="1cm" svg:height="0.962cm" svg:x="0.6cm" svg:y="1.6cm">
          <draw:text-box>
            <text:p xml:id="id75" text:id="id75">2</text:p>
          </draw:text-box>
        </draw:frame>
        <draw:frame draw:style-name="gr3" draw:layer="layout" svg:width="0.8cm" svg:height="0.962cm" svg:x="9.8cm" svg:y="7.7cm">
          <draw:text-box>
            <text:p xml:id="id76" text:id="id76">i</text:p>
          </draw:text-box>
        </draw:frame>
        <draw:frame draw:style-name="gr3" draw:layer="layout" svg:width="1cm" svg:height="0.962cm" svg:x="6.6cm" svg:y="7.638cm">
          <draw:text-box>
            <text:p xml:id="id78" text:id="id78">j</text:p>
          </draw:text-box>
        </draw:frame>
        <draw:frame draw:style-name="gr3" draw:layer="layout" svg:width="1.6cm" svg:height="0.962cm" svg:x="7.2cm" svg:y="1.638cm">
          <draw:text-box>
            <text:p xml:id="id77" text:id="id77">12 </text:p>
          </draw:text-box>
        </draw:frame>
        <draw:frame draw:style-name="gr3" draw:layer="layout" svg:width="1.6cm" svg:height="0.962cm" svg:x="10.5cm" svg:y="6.238cm">
          <draw:text-box>
            <text:p xml:id="id80" text:id="id80">86</text:p>
          </draw:text-box>
        </draw:frame>
        <draw:frame draw:style-name="gr19" draw:layer="layout" svg:width="1.3cm" svg:height="1.162cm" svg:x="4.2cm" svg:y="6.238cm">
          <draw:text-box>
            <text:p xml:id="id74" text:id="id74">42</text:p>
          </draw:text-box>
        </draw:frame>
        <draw:line draw:style-name="gr12" draw:text-style-name="P20" draw:layer="layout" svg:x1="3.4cm" svg:y1="5.7cm" svg:x2="3.4cm" svg:y2="7.5cm">
          <text:p/>
        </draw:line>
        <draw:frame draw:style-name="gr20" draw:layer="layout" svg:width="1.2cm" svg:height="0.962cm" svg:x="0.6cm" svg:y="7.638cm">
          <draw:text-box>
            <text:p>-1 </text:p>
          </draw:text-box>
        </draw:frame>
        <draw:frame draw:style-name="gr3" draw:layer="layout" svg:width="1.2cm" svg:height="0.962cm" svg:x="3.2cm" svg:y="7.638cm">
          <draw:text-box>
            <text:p>0</text:p>
          </draw:text-box>
        </draw:frame>
        <draw:frame draw:style-name="gr3" draw:layer="layout" svg:width="1.2cm" svg:height="0.962cm" svg:x="6cm" svg:y="7.638cm">
          <draw:text-box>
            <text:p>1</text:p>
          </draw:text-box>
        </draw:frame>
        <draw:frame draw:style-name="gr3" draw:layer="layout" svg:width="1.4cm" svg:height="0.962cm" svg:x="9.2cm" svg:y="7.7cm">
          <draw:text-box>
            <text:p>2</text:p>
          </draw:text-box>
        </draw:frame>
        <draw:frame draw:style-name="gr3" draw:layer="layout" svg:width="1.4cm" svg:height="0.962cm" svg:x="13.2cm" svg:y="7.638cm">
          <draw:text-box>
            <text:p>3</text:p>
          </draw:text-box>
        </draw:frame>
        <draw:frame draw:style-name="gr3" draw:layer="layout" svg:width="1.6cm" svg:height="0.962cm" svg:x="0cm" svg:y="4.738cm">
          <draw:text-box>
            <text:p>Pos</text:p>
          </draw:text-box>
        </draw:frame>
        <draw:frame draw:style-name="gr3" draw:layer="layout" svg:width="1cm" svg:height="0.962cm" svg:x="1.4cm" svg:y="7.638cm">
          <draw:text-box>
            <text:p xml:id="id71" text:id="id71">j</text:p>
          </draw:text-box>
        </draw:frame>
        <draw:frame draw:style-name="gr3" draw:layer="layout" svg:width="1.6cm" svg:height="0.962cm" svg:x="4.2cm" svg:y="6.2cm">
          <draw:text-box>
            <text:p xml:id="id81" text:id="id81">12 </text:p>
          </draw:text-box>
        </draw:frame>
        <draw:frame draw:style-name="gr3" draw:layer="layout" svg:width="0.8cm" svg:height="0.962cm" svg:x="0.6cm" svg:y="1.6cm">
          <draw:text-box>
            <text:p xml:id="id82" text:id="id82">3</text:p>
          </draw:text-box>
        </draw:frame>
        <draw:frame draw:style-name="gr3" draw:layer="layout" svg:width="0.8cm" svg:height="0.962cm" svg:x="15.4cm" svg:y="7.638cm">
          <draw:text-box>
            <text:p xml:id="id83" text:id="id83">i</text:p>
          </draw:text-box>
        </draw:frame>
        <draw:frame draw:style-name="gr3" draw:layer="layout" svg:width="1cm" svg:height="0.962cm" svg:x="9.8cm" svg:y="7.7cm">
          <draw:text-box>
            <text:p xml:id="id85" text:id="id85">j</text:p>
          </draw:text-box>
        </draw:frame>
        <draw:frame draw:style-name="gr3" draw:layer="layout" svg:width="1.4cm" svg:height="0.962cm" svg:x="7.2cm" svg:y="1.676cm">
          <draw:text-box>
            <text:p xml:id="id84" text:id="id84">23</text:p>
          </draw:text-box>
        </draw:frame>
        <draw:frame draw:style-name="gr3" draw:layer="layout" svg:width="1.6cm" svg:height="0.962cm" svg:x="13.9cm" svg:y="6.238cm">
          <draw:text-box>
            <text:p xml:id="id87" text:id="id87">86</text:p>
          </draw:text-box>
        </draw:frame>
        <draw:frame draw:style-name="gr3" draw:layer="layout" svg:width="1.3cm" svg:height="0.962cm" svg:x="10.5cm" svg:y="6.2cm">
          <draw:text-box>
            <text:p xml:id="id88" text:id="id88">42</text:p>
          </draw:text-box>
        </draw:frame>
        <draw:frame draw:style-name="gr3" draw:layer="layout" svg:width="1.4cm" svg:height="0.962cm" svg:x="7.1cm" svg:y="6.2cm">
          <draw:text-box>
            <text:p xml:id="id89" text:id="id89">23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">
                  <anim:transitionFilter smil:dur="0.5s" smil:targetElement="id69" anim:sub-item="text" smil:type="checkerBoardWipe" smil:subtype="across" smil:mode="out"/>
                  <anim:set smil:begin="0.499s" smil:dur="0.001s" smil:fill="hold" smil:targetElement="id6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7">
                  <anim:transitionFilter smil:dur="0.5s" smil:targetElement="id67" anim:sub-item="text" smil:type="checkerBoardWipe" smil:subtype="across" smil:mode="out"/>
                  <anim:set smil:begin="0.499s" smil:dur="0.001s" smil:fill="hold" smil:targetElement="id6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9">
                  <anim:transitionFilter smil:dur="0.5s" smil:targetElement="id68" anim:sub-item="text" smil:type="checkerBoardWipe" smil:subtype="across" smil:mode="out"/>
                  <anim:set smil:begin="0.499s" smil:dur="0.001s" smil:fill="hold" smil:targetElement="id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1">
                  <anim:transitionFilter smil:dur="0.5s" smil:targetElement="id73" anim:sub-item="text" smil:type="checkerBoardWipe" smil:subtype="across" smil:mode="out"/>
                  <anim:set smil:begin="0.499s" smil:dur="0.001s" smil:fill="hold" smil:targetElement="id7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3">
                  <anim:transitionFilter smil:dur="0.5s" smil:targetElement="id72" anim:sub-item="text" smil:type="checkerBoardWipe" smil:subtype="across" smil:mode="out"/>
                  <anim:set smil:begin="0.499s" smil:dur="0.001s" smil:fill="hold" smil:targetElement="id7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4">
                  <anim:transitionFilter smil:dur="0.5s" smil:targetElement="id64" anim:sub-item="text" smil:type="checkerBoardWipe" smil:subtype="across" smil:mode="out"/>
                  <anim:set smil:begin="0.499s" smil:dur="0.001s" smil:fill="hold" smil:targetElement="id6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6">
                  <anim:transitionFilter smil:dur="0.5s" smil:targetElement="id65" anim:sub-item="text" smil:type="checkerBoardWipe" smil:subtype="across" smil:mode="out"/>
                  <anim:set smil:begin="0.499s" smil:dur="0.001s" smil:fill="hold" smil:targetElement="id6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18">
                  <anim:transitionFilter smil:dur="0.5s" smil:targetElement="id66" anim:sub-item="text" smil:type="checkerBoardWipe" smil:subtype="across" smil:mode="out"/>
                  <anim:set smil:begin="0.499s" smil:dur="0.001s" smil:fill="hold" smil:targetElement="id6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0">
                  <anim:transitionFilter smil:dur="0.5s" smil:targetElement="id71" anim:sub-item="text" smil:type="checkerBoardWipe" smil:subtype="across" smil:mode="out"/>
                  <anim:set smil:begin="0.499s" smil:dur="0.001s" smil:fill="hold" smil:targetElement="id7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2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3">
                  <anim:transitionFilter smil:dur="0.5s" smil:targetElement="id79" anim:sub-item="text" smil:type="checkerBoardWipe" smil:subtype="across" smil:mode="out"/>
                  <anim:set smil:begin="0.499s" smil:dur="0.001s" smil:fill="hold" smil:targetElement="id7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4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5">
                  <anim:transitionFilter smil:dur="0.5s" smil:targetElement="id78" anim:sub-item="text" smil:type="checkerBoardWipe" smil:subtype="across" smil:mode="out"/>
                  <anim:set smil:begin="0.499s" smil:dur="0.001s" smil:fill="hold" smil:targetElement="id7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6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7">
                  <anim:transitionFilter smil:dur="0.5s" smil:targetElement="id70" anim:sub-item="text" smil:type="checkerBoardWipe" smil:subtype="across" smil:mode="out"/>
                  <anim:set smil:begin="0.499s" smil:dur="0.001s" smil:fill="hold" smil:targetElement="id7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8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29">
                  <anim:transitionFilter smil:dur="0.5s" smil:targetElement="id67" anim:sub-item="text" smil:type="checkerBoardWipe" smil:subtype="across" smil:mode="out"/>
                  <anim:set smil:begin="0.499s" smil:dur="0.001s" smil:fill="hold" smil:targetElement="id6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1">
                  <anim:transitionFilter smil:dur="0.5s" smil:targetElement="id68" anim:sub-item="text" smil:type="checkerBoardWipe" smil:subtype="across" smil:mode="out"/>
                  <anim:set smil:begin="0.499s" smil:dur="0.001s" smil:fill="hold" smil:targetElement="id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2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3">
                  <anim:transitionFilter smil:dur="0.5s" smil:targetElement="id74" anim:sub-item="text" smil:type="checkerBoardWipe" smil:subtype="across" smil:mode="out"/>
                  <anim:set smil:begin="0.499s" smil:dur="0.001s" smil:fill="hold" smil:targetElement="id7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4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5">
                  <anim:transitionFilter smil:dur="0.5s" smil:targetElement="id72" anim:sub-item="text" smil:type="checkerBoardWipe" smil:subtype="across" smil:mode="out"/>
                  <anim:set smil:begin="0.499s" smil:dur="0.001s" smil:fill="hold" smil:targetElement="id7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6">
                  <anim:transitionFilter smil:dur="0.5s" smil:targetElement="id75" anim:sub-item="text" smil:type="checkerBoardWipe" smil:subtype="across" smil:mode="out"/>
                  <anim:set smil:begin="0.499s" smil:dur="0.001s" smil:fill="hold" smil:targetElement="id7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7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38">
                  <anim:transitionFilter smil:dur="0.5s" smil:targetElement="id76" anim:sub-item="text" smil:type="checkerBoardWipe" smil:subtype="across" smil:mode="out"/>
                  <anim:set smil:begin="0.499s" smil:dur="0.001s" smil:fill="hold" smil:targetElement="id7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9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0">
                  <anim:transitionFilter smil:dur="0.5s" smil:targetElement="id77" anim:sub-item="text" smil:type="checkerBoardWipe" smil:subtype="across" smil:mode="out"/>
                  <anim:set smil:begin="0.499s" smil:dur="0.001s" smil:fill="hold" smil:targetElement="id7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2">
                  <anim:transitionFilter smil:dur="0.5s" smil:targetElement="id71" anim:sub-item="text" smil:type="checkerBoardWipe" smil:subtype="across" smil:mode="out"/>
                  <anim:set smil:begin="0.499s" smil:dur="0.001s" smil:fill="hold" smil:targetElement="id7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3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5">
                  <anim:transitionFilter smil:dur="0.5s" smil:targetElement="id86" anim:sub-item="text" smil:type="checkerBoardWipe" smil:subtype="across" smil:mode="out"/>
                  <anim:set smil:begin="0.499s" smil:dur="0.001s" smil:fill="hold" smil:targetElement="id8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6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7">
                  <anim:transitionFilter smil:dur="0.5s" smil:targetElement="id85" anim:sub-item="text" smil:type="checkerBoardWipe" smil:subtype="across" smil:mode="out"/>
                  <anim:set smil:begin="0.499s" smil:dur="0.001s" smil:fill="hold" smil:targetElement="id8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8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49">
                  <anim:transitionFilter smil:dur="0.5s" smil:targetElement="id80" anim:sub-item="text" smil:type="checkerBoardWipe" smil:subtype="across" smil:mode="out"/>
                  <anim:set smil:begin="0.499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1">
                  <anim:transitionFilter smil:dur="0.5s" smil:targetElement="id78" anim:sub-item="text" smil:type="checkerBoardWipe" smil:subtype="across" smil:mode="out"/>
                  <anim:set smil:begin="0.499s" smil:dur="0.001s" smil:fill="hold" smil:targetElement="id7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2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3">
                  <anim:transitionFilter smil:dur="0.5s" smil:targetElement="id68" anim:sub-item="text" smil:type="checkerBoardWipe" smil:subtype="across" smil:mode="out"/>
                  <anim:set smil:begin="0.499s" smil:dur="0.001s" smil:fill="hold" smil:targetElement="id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4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5">
                  <anim:transitionFilter smil:dur="0.5s" smil:targetElement="id69" anim:sub-item="text" smil:type="checkerBoardWipe" smil:subtype="across" smil:mode="out"/>
                  <anim:set smil:begin="0.499s" smil:dur="0.001s" smil:fill="hold" smil:targetElement="id6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6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 presentation:group-id="57">
                  <anim:transitionFilter smil:dur="0.5s" smil:targetElement="id72" anim:sub-item="text" smil:type="checkerBoardWipe" smil:subtype="across" smil:mode="out"/>
                  <anim:set smil:begin="0.499s" smil:dur="0.001s" smil:fill="hold" smil:targetElement="id72" anim:sub-item="text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mpress_5f_Template3" presentation:presentation-page-layout-name="AL3T1" xml:id="id90" draw:id="id90">
        <office:forms form:automatic-focus="false" form:apply-design-mode="false"/>
        <draw:frame presentation:style-name="pr4" draw:text-style-name="P23" draw:layer="layout" svg:width="18.014cm" svg:height="0.888cm" svg:x="0.4cm" svg:y="0.169cm" presentation:class="title" presentation:user-transformed="true">
          <draw:text-box>
            <text:p><text:span text:style-name="T3">Time Complexity of Insertion Sort</text:span><text:span text:style-name="T15"> </text:span></text:p>
          </draw:text-box>
        </draw:frame>
        <draw:frame draw:style-name="standard" draw:layer="layout" svg:width="19.45cm" svg:height="4.494cm" svg:x="0.549cm" svg:y="1.752cm">
          <table:table table:template-name="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">
              <table:table-cell>
                <text:p><text:span text:style-name="T21">Algorithm</text:span></text:p>
              </table:table-cell>
              <table:table-cell>
                <text:p><text:span text:style-name="T21">Best case </text:span></text:p>
              </table:table-cell>
              <table:table-cell>
                <text:p><text:span text:style-name="T21">Average case </text:span></text:p>
              </table:table-cell>
              <table:table-cell table:style-name="ce4">
                <text:p><text:span text:style-name="T21">Worst case</text:span></text:p>
              </table:table-cell>
            </table:table-row>
            <table:table-row table:style-name="ro2" table:default-cell-style-name="ce2">
              <table:table-cell>
                <text:p/>
                <text:p><text:span text:style-name="T6">Insertion Sort</text:span></text:p>
              </table:table-cell>
              <table:table-cell>
                <text:p><text:span text:style-name="T13"/></text:p>
                <text:p><text:span text:style-name="T13"><text:s text:c="3"/></text:span></text:p>
              </table:table-cell>
              <table:table-cell/>
              <table:table-cell>
                <text:p><text:span text:style-name="T13"/></text:p>
                <text:p><text:span text:style-name="T13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0" draw:layer="layout" svg:width="4.212cm" svg:height="1.752cm" svg:x="10.2cm" svg:y="4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0" draw:layer="layout" svg:width="1.999cm" svg:height="0.999cm" svg:x="9.188cm" svg:y="5.24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20" draw:layer="layout" svg:width="4.2cm" svg:height="1.4cm" svg:x="5.4cm" svg:y="4.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20" draw:layer="layout" svg:width="4.212cm" svg:height="1.752cm" svg:x="14.988cm" svg:y="4.24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standard" draw:layer="layout" svg:width="11.706cm" svg:height="2.888cm" svg:x="0.599cm" svg:y="7.002cm">
          <table:table table:template-name="blue" table:use-first-row-styles="true" table:use-banding-rows-styles="true">
            <table:table-column table:style-name="co3"/>
            <table:table-column table:style-name="co10"/>
            <table:table-row table:style-name="ro3">
              <table:table-cell table:style-name="ce1">
                <text:p text:style-name="P20">Algorithm </text:p>
              </table:table-cell>
              <table:table-cell table:style-name="ce2">
                <text:p><text:s/>Space complexity</text:p>
              </table:table-cell>
            </table:table-row>
            <table:table-row table:style-name="ro8">
              <table:table-cell table:style-name="ce5">
                <text:p text:style-name="P20"><text:span text:style-name="T17">Insertion sort </text:span></text:p>
              </table:table-cell>
              <table:table-cell table:style-name="ce2"/>
            </table:table-row>
          </table:table>
          <draw:image xlink:href="Pictures/TablePreview6.svm" xlink:type="simple" xlink:show="embed" xlink:actuate="onLoad"/>
        </draw:frame>
        <draw:frame draw:style-name="gr8" draw:text-style-name="P20" draw:layer="layout" svg:width="3.551cm" svg:height="1.409cm" svg:x="7.751cm" svg:y="8.4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mpress_5f_Template3" presentation:presentation-page-layout-name="AL1T0" xml:id="id91" draw:id="id91">
        <office:forms form:automatic-focus="false" form:apply-design-mode="false"/>
        <draw:frame presentation:style-name="pr13" draw:text-style-name="P5" draw:layer="layout" svg:width="19.4cm" svg:height="0.917cm" svg:x="0.4cm" svg:y="0.2cm" presentation:class="title" presentation:user-transformed="true">
          <draw:text-box>
            <text:p><text:span text:style-name="T3">Applications of Bubble ,Selection and Insertion Sorting </text:span></text:p>
          </draw:text-box>
        </draw:frame>
        <draw:frame presentation:style-name="pr7" draw:layer="layout" svg:width="19.244cm" svg:height="9.143cm" svg:x="0.356cm" svg:y="1.473cm" presentation:class="subtitle" presentation:user-transformed="true">
          <draw:text-box>
            <text:p text:style-name="P10"><text:span text:style-name="T22">Bubble sort </text:span><text:span text:style-name="T23">: </text:span><text:span text:style-name="T24"><text:s/>good for smaller arrays of less than 10 elements.</text:span></text:p>
            <text:p text:style-name="P10"><text:span text:style-name="T22"/></text:p>
            <text:p text:style-name="P10"><text:span text:style-name="T25">Selection sort</text:span><text:span text:style-name="T26"> : <text:s/>good for smaller arrays of maybe 10 to 20 elements.</text:span></text:p>
            <text:p text:style-name="P10"><text:span text:style-name="T2"/></text:p>
            <text:p text:style-name="P27"><text:span text:style-name="T27">Insertion Sort</text:span><text:span text:style-name="T28"> : Best case running time is O(n). Hence useful for adding new data to a presorted list.</text:span></text:p>
            <text:p text:style-name="P27"><text:span text:style-name="T28"><text:s/></text:span><text:span text:style-name="T28">And also this is fast when the number of elements is small. </text:span><text:span text:style-name="T5"><text:s/></text:span><text:s/></text:p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mpress_5f_Template4" xml:id="id92" draw:id="id92"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mpress_5f_Template5" xml:id="id93" draw:id="id93"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5" svg:font-family="'Century Gothic'"/>
    <style:font-face style:name="Century gothic3" svg:font-family="'Century gothic'"/>
    <style:font-face style:name="FreeSans1" svg:font-family="FreeSans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entury Gothic6" svg:font-family="'Century Gothic'" style:font-family-generic="swiss"/>
    <style:font-face style:name="Century Gothic7" svg:font-family="'Century Gothic'" style:font-adornments="Regular" style:font-family-generic="swiss"/>
    <style:font-face style:name="Century gothic1" svg:font-family="'Century gothic'" style:font-family-generic="swiss"/>
    <style:font-face style:name="Century gothic5" svg:font-family="'Century gothic'" style:font-adornments="Regular" style:font-family-generic="swiss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Century Gothic4" svg:font-family="'Century Gothic'" style:font-pitch="variable"/>
    <style:font-face style:name="Century gothic2" svg:font-family="'Century gothic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Century Gothic1" svg:font-family="'Century Gothic'" style:font-family-generic="roman" style:font-pitch="variable"/>
    <style:font-face style:name="Century Gothic2" svg:font-family="'Century Gothic'" style:font-adornments="Regular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entury Gothic3" svg:font-family="'Century Gothic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4" svg:font-family="'Century gothic'" style:font-adornments="Regular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7e_LT_7e_Hintergrund" style:display-name="Default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Default_7e_LT_7e_Notizen" style:display-name="Default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roman" fo:font-size="1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00" style:text-outline="false" style:text-line-through-style="none" style:text-line-through-type="none" style:font-name="FreeSans1" fo:font-family="FreeSans" style:font-family-generic="roman" fo:font-size="44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Impress_5f_Template-background" style:display-name="Impress_Template-background" style:family="presentation">
      <style:graphic-properties draw:stroke="none" draw:fill="solid" draw:fill-color="#ffffff"/>
      <style:text-properties style:letter-kerning="true"/>
    </style:style>
    <style:style style:name="Impress_5f_Template-backgroundobjects" style:display-name="Impress_Template-backgroundobjects" style:family="presentation">
      <style:graphic-properties draw:textarea-horizontal-align="justify" draw:shadow="hidden" draw:shadow-offset-x="0.2cm" draw:shadow-offset-y="0.2cm" draw:shadow-color="#808080">
        <text:list-style style:name="Impress_5f_Template-backgroundobjects" style:display-name="Impress_Template-backgroundobjects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style:font-name="Century Gothic3" fo:font-family="'Century Gothic'" style:font-style-name="Regular" style:font-family-generic="swiss" style:font-pitch="variable" style:letter-kerning="true"/>
    </style:style>
    <style:style style:name="Impress_5f_Template-notes" style:display-name="Impress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-outline1" style:display-name="Impress_Template-outline1" style:family="presentation">
      <style:graphic-properties draw:stroke="none" draw:fill="none" draw:auto-grow-height="false" draw:fit-to-size="shrink-to-fit">
        <text:list-style style:name="Impress_5f_Template-outline1" style:display-name="Impress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-outline2" style:display-name="Impress_Template-outline2" style:family="presentation" style:parent-style-name="Impress_5f_Templa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-outline3" style:display-name="Impress_Template-outline3" style:family="presentation" style:parent-style-name="Impress_5f_Templa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-outline4" style:display-name="Impress_Template-outline4" style:family="presentation" style:parent-style-name="Impress_5f_Templa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-outline5" style:display-name="Impress_Template-outline5" style:family="presentation" style:parent-style-name="Impress_5f_Template-outline4">
      <style:paragraph-properties fo:margin-top="0.1cm" fo:margin-bottom="0cm"/>
      <style:text-properties fo:font-size="20pt" style:font-size-asian="20pt" style:font-size-complex="20pt"/>
    </style:style>
    <style:style style:name="Impress_5f_Template-outline6" style:display-name="Impress_Template-outline6" style:family="presentation" style:parent-style-name="Impress_5f_Template-outline5">
      <style:paragraph-properties fo:margin-top="0.1cm" fo:margin-bottom="0cm"/>
      <style:text-properties fo:font-size="20pt" style:font-size-asian="20pt" style:font-size-complex="20pt"/>
    </style:style>
    <style:style style:name="Impress_5f_Template-outline7" style:display-name="Impress_Template-outline7" style:family="presentation" style:parent-style-name="Impress_5f_Template-outline6">
      <style:paragraph-properties fo:margin-top="0.1cm" fo:margin-bottom="0cm"/>
      <style:text-properties fo:font-size="20pt" style:font-size-asian="20pt" style:font-size-complex="20pt"/>
    </style:style>
    <style:style style:name="Impress_5f_Template-outline8" style:display-name="Impress_Template-outline8" style:family="presentation" style:parent-style-name="Impress_5f_Template-outline7">
      <style:paragraph-properties fo:margin-top="0.1cm" fo:margin-bottom="0cm"/>
      <style:text-properties fo:font-size="20pt" style:font-size-asian="20pt" style:font-size-complex="20pt"/>
    </style:style>
    <style:style style:name="Impress_5f_Template-outline9" style:display-name="Impress_Template-outline9" style:family="presentation" style:parent-style-name="Impress_5f_Template-outline8">
      <style:paragraph-properties fo:margin-top="0.1cm" fo:margin-bottom="0cm"/>
      <style:text-properties fo:font-size="20pt" style:font-size-asian="20pt" style:font-size-complex="20pt"/>
    </style:style>
    <style:style style:name="Impress_5f_Template-subtitle" style:display-name="Impress_Template-subtitle" style:family="presentation">
      <style:graphic-properties draw:stroke="none" draw:fill="none" draw:textarea-vertical-align="middle">
        <text:list-style style:name="Impress_5f_Template-subtitle" style:display-name="Impress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-title" style:display-name="Impress_Template-title" style:family="presentation">
      <style:graphic-properties draw:stroke="none" draw:fill="none" draw:textarea-vertical-align="middle">
        <text:list-style style:name="Impress_5f_Template-title" style:display-name="Impress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1-background" style:display-name="Impress_Template1-background" style:family="presentation">
      <style:graphic-properties draw:stroke="none" draw:fill="solid" draw:fill-color="#ffffff"/>
      <style:text-properties style:letter-kerning="true"/>
    </style:style>
    <style:style style:name="Impress_5f_Template1-backgroundobjects" style:display-name="Impress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1-notes" style:display-name="Impress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1-outline1" style:display-name="Impress_Template1-outline1" style:family="presentation">
      <style:graphic-properties draw:stroke="none" draw:fill="none" draw:auto-grow-height="false" draw:fit-to-size="shrink-to-fit">
        <text:list-style style:name="Impress_5f_Template1-outline1" style:display-name="Impress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1-outline2" style:display-name="Impress_Template1-outline2" style:family="presentation" style:parent-style-name="Impress_5f_Template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1-outline3" style:display-name="Impress_Template1-outline3" style:family="presentation" style:parent-style-name="Impress_5f_Template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1-outline4" style:display-name="Impress_Template1-outline4" style:family="presentation" style:parent-style-name="Impress_5f_Template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1-outline5" style:display-name="Impress_Template1-outline5" style:family="presentation" style:parent-style-name="Impress_5f_Template1-outline4">
      <style:paragraph-properties fo:margin-top="0.1cm" fo:margin-bottom="0cm"/>
      <style:text-properties fo:font-size="20pt" style:font-size-asian="20pt" style:font-size-complex="20pt"/>
    </style:style>
    <style:style style:name="Impress_5f_Template1-outline6" style:display-name="Impress_Template1-outline6" style:family="presentation" style:parent-style-name="Impress_5f_Template1-outline5">
      <style:paragraph-properties fo:margin-top="0.1cm" fo:margin-bottom="0cm"/>
      <style:text-properties fo:font-size="20pt" style:font-size-asian="20pt" style:font-size-complex="20pt"/>
    </style:style>
    <style:style style:name="Impress_5f_Template1-outline7" style:display-name="Impress_Template1-outline7" style:family="presentation" style:parent-style-name="Impress_5f_Template1-outline6">
      <style:paragraph-properties fo:margin-top="0.1cm" fo:margin-bottom="0cm"/>
      <style:text-properties fo:font-size="20pt" style:font-size-asian="20pt" style:font-size-complex="20pt"/>
    </style:style>
    <style:style style:name="Impress_5f_Template1-outline8" style:display-name="Impress_Template1-outline8" style:family="presentation" style:parent-style-name="Impress_5f_Template1-outline7">
      <style:paragraph-properties fo:margin-top="0.1cm" fo:margin-bottom="0cm"/>
      <style:text-properties fo:font-size="20pt" style:font-size-asian="20pt" style:font-size-complex="20pt"/>
    </style:style>
    <style:style style:name="Impress_5f_Template1-outline9" style:display-name="Impress_Template1-outline9" style:family="presentation" style:parent-style-name="Impress_5f_Template1-outline8">
      <style:paragraph-properties fo:margin-top="0.1cm" fo:margin-bottom="0cm"/>
      <style:text-properties fo:font-size="20pt" style:font-size-asian="20pt" style:font-size-complex="20pt"/>
    </style:style>
    <style:style style:name="Impress_5f_Template1-subtitle" style:display-name="Impress_Template1-subtitle" style:family="presentation">
      <style:graphic-properties draw:stroke="none" draw:fill="none" draw:textarea-vertical-align="middle">
        <text:list-style style:name="Impress_5f_Template1-subtitle" style:display-name="Impress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1-title" style:display-name="Impress_Template1-title" style:family="presentation">
      <style:graphic-properties draw:stroke="none" draw:fill="none" draw:textarea-vertical-align="middle">
        <text:list-style style:name="Impress_5f_Template1-title" style:display-name="Impress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2-background" style:display-name="Impress_Template2-background" style:family="presentation">
      <style:graphic-properties draw:stroke="none" draw:fill="solid" draw:fill-color="#ffffff"/>
      <style:text-properties style:letter-kerning="true"/>
    </style:style>
    <style:style style:name="Impress_5f_Template2-backgroundobjects" style:display-name="Impress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2-notes" style:display-name="Impress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2-outline1" style:display-name="Impress_Template2-outline1" style:family="presentation">
      <style:graphic-properties draw:stroke="none" draw:fill="none" draw:auto-grow-height="false" draw:fit-to-size="shrink-to-fit">
        <text:list-style style:name="Impress_5f_Template2-outline1" style:display-name="Impress_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2-outline2" style:display-name="Impress_Template2-outline2" style:family="presentation" style:parent-style-name="Impress_5f_Template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2-outline3" style:display-name="Impress_Template2-outline3" style:family="presentation" style:parent-style-name="Impress_5f_Template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2-outline4" style:display-name="Impress_Template2-outline4" style:family="presentation" style:parent-style-name="Impress_5f_Template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2-outline5" style:display-name="Impress_Template2-outline5" style:family="presentation" style:parent-style-name="Impress_5f_Template2-outline4">
      <style:paragraph-properties fo:margin-top="0.1cm" fo:margin-bottom="0cm"/>
      <style:text-properties fo:font-size="20pt" style:font-size-asian="20pt" style:font-size-complex="20pt"/>
    </style:style>
    <style:style style:name="Impress_5f_Template2-outline6" style:display-name="Impress_Template2-outline6" style:family="presentation" style:parent-style-name="Impress_5f_Template2-outline5">
      <style:paragraph-properties fo:margin-top="0.1cm" fo:margin-bottom="0cm"/>
      <style:text-properties fo:font-size="20pt" style:font-size-asian="20pt" style:font-size-complex="20pt"/>
    </style:style>
    <style:style style:name="Impress_5f_Template2-outline7" style:display-name="Impress_Template2-outline7" style:family="presentation" style:parent-style-name="Impress_5f_Template2-outline6">
      <style:paragraph-properties fo:margin-top="0.1cm" fo:margin-bottom="0cm"/>
      <style:text-properties fo:font-size="20pt" style:font-size-asian="20pt" style:font-size-complex="20pt"/>
    </style:style>
    <style:style style:name="Impress_5f_Template2-outline8" style:display-name="Impress_Template2-outline8" style:family="presentation" style:parent-style-name="Impress_5f_Template2-outline7">
      <style:paragraph-properties fo:margin-top="0.1cm" fo:margin-bottom="0cm"/>
      <style:text-properties fo:font-size="20pt" style:font-size-asian="20pt" style:font-size-complex="20pt"/>
    </style:style>
    <style:style style:name="Impress_5f_Template2-outline9" style:display-name="Impress_Template2-outline9" style:family="presentation" style:parent-style-name="Impress_5f_Template2-outline8">
      <style:paragraph-properties fo:margin-top="0.1cm" fo:margin-bottom="0cm"/>
      <style:text-properties fo:font-size="20pt" style:font-size-asian="20pt" style:font-size-complex="20pt"/>
    </style:style>
    <style:style style:name="Impress_5f_Template2-subtitle" style:display-name="Impress_Template2-subtitle" style:family="presentation">
      <style:graphic-properties draw:stroke="none" draw:fill="none" draw:textarea-vertical-align="middle">
        <text:list-style style:name="Impress_5f_Template2-subtitle" style:display-name="Impress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2-title" style:display-name="Impress_Template2-title" style:family="presentation">
      <style:graphic-properties draw:stroke="none" draw:fill="none" draw:textarea-vertical-align="middle">
        <text:list-style style:name="Impress_5f_Template2-title" style:display-name="Impress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3-background" style:display-name="Impress_Template3-background" style:family="presentation">
      <style:graphic-properties draw:stroke="none" draw:fill="solid" draw:fill-color="#ffffff"/>
      <style:text-properties style:letter-kerning="true"/>
    </style:style>
    <style:style style:name="Impress_5f_Template3-backgroundobjects" style:display-name="Impress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3-notes" style:display-name="Impress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3-outline1" style:display-name="Impress_Template3-outline1" style:family="presentation">
      <style:graphic-properties draw:stroke="none" draw:fill="none" draw:auto-grow-height="false" draw:fit-to-size="shrink-to-fit">
        <text:list-style style:name="Impress_5f_Template3-outline1" style:display-name="Impress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3-outline2" style:display-name="Impress_Template3-outline2" style:family="presentation" style:parent-style-name="Impress_5f_Template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3-outline3" style:display-name="Impress_Template3-outline3" style:family="presentation" style:parent-style-name="Impress_5f_Template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3-outline4" style:display-name="Impress_Template3-outline4" style:family="presentation" style:parent-style-name="Impress_5f_Template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3-outline5" style:display-name="Impress_Template3-outline5" style:family="presentation" style:parent-style-name="Impress_5f_Template3-outline4">
      <style:paragraph-properties fo:margin-top="0.1cm" fo:margin-bottom="0cm"/>
      <style:text-properties fo:font-size="20pt" style:font-size-asian="20pt" style:font-size-complex="20pt"/>
    </style:style>
    <style:style style:name="Impress_5f_Template3-outline6" style:display-name="Impress_Template3-outline6" style:family="presentation" style:parent-style-name="Impress_5f_Template3-outline5">
      <style:paragraph-properties fo:margin-top="0.1cm" fo:margin-bottom="0cm"/>
      <style:text-properties fo:font-size="20pt" style:font-size-asian="20pt" style:font-size-complex="20pt"/>
    </style:style>
    <style:style style:name="Impress_5f_Template3-outline7" style:display-name="Impress_Template3-outline7" style:family="presentation" style:parent-style-name="Impress_5f_Template3-outline6">
      <style:paragraph-properties fo:margin-top="0.1cm" fo:margin-bottom="0cm"/>
      <style:text-properties fo:font-size="20pt" style:font-size-asian="20pt" style:font-size-complex="20pt"/>
    </style:style>
    <style:style style:name="Impress_5f_Template3-outline8" style:display-name="Impress_Template3-outline8" style:family="presentation" style:parent-style-name="Impress_5f_Template3-outline7">
      <style:paragraph-properties fo:margin-top="0.1cm" fo:margin-bottom="0cm"/>
      <style:text-properties fo:font-size="20pt" style:font-size-asian="20pt" style:font-size-complex="20pt"/>
    </style:style>
    <style:style style:name="Impress_5f_Template3-outline9" style:display-name="Impress_Template3-outline9" style:family="presentation" style:parent-style-name="Impress_5f_Template3-outline8">
      <style:paragraph-properties fo:margin-top="0.1cm" fo:margin-bottom="0cm"/>
      <style:text-properties fo:font-size="20pt" style:font-size-asian="20pt" style:font-size-complex="20pt"/>
    </style:style>
    <style:style style:name="Impress_5f_Template3-subtitle" style:display-name="Impress_Template3-subtitle" style:family="presentation">
      <style:graphic-properties draw:stroke="none" draw:fill="none" draw:textarea-horizontal-align="left" draw:textarea-vertical-align="top">
        <text:list-style style:name="Impress_5f_Template3-subtitle" style:display-name="Impress_Template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3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3-title" style:display-name="Impress_Template3-title" style:family="presentation">
      <style:graphic-properties draw:stroke="none" draw:fill="none" draw:textarea-vertical-align="middle">
        <text:list-style style:name="Impress_5f_Template3-title" style:display-name="Impress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background" style:display-name="Impress_Template4-background" style:family="presentation">
      <style:graphic-properties draw:stroke="none" draw:fill="solid" draw:fill-color="#ffffff"/>
      <style:text-properties style:letter-kerning="true"/>
    </style:style>
    <style:style style:name="Impress_5f_Template4-backgroundobjects" style:display-name="Impress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4-notes" style:display-name="Impress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4-outline1" style:display-name="Impress_Template4-outline1" style:family="presentation">
      <style:graphic-properties draw:stroke="none" draw:fill="none" draw:auto-grow-height="false" draw:fit-to-size="shrink-to-fit">
        <text:list-style style:name="Impress_5f_Template4-outline1" style:display-name="Impress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outline2" style:display-name="Impress_Template4-outline2" style:family="presentation" style:parent-style-name="Impress_5f_Template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4-outline3" style:display-name="Impress_Template4-outline3" style:family="presentation" style:parent-style-name="Impress_5f_Template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4-outline4" style:display-name="Impress_Template4-outline4" style:family="presentation" style:parent-style-name="Impress_5f_Template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4-outline5" style:display-name="Impress_Template4-outline5" style:family="presentation" style:parent-style-name="Impress_5f_Template4-outline4">
      <style:paragraph-properties fo:margin-top="0.1cm" fo:margin-bottom="0cm"/>
      <style:text-properties fo:font-size="20pt" style:font-size-asian="20pt" style:font-size-complex="20pt"/>
    </style:style>
    <style:style style:name="Impress_5f_Template4-outline6" style:display-name="Impress_Template4-outline6" style:family="presentation" style:parent-style-name="Impress_5f_Template4-outline5">
      <style:paragraph-properties fo:margin-top="0.1cm" fo:margin-bottom="0cm"/>
      <style:text-properties fo:font-size="20pt" style:font-size-asian="20pt" style:font-size-complex="20pt"/>
    </style:style>
    <style:style style:name="Impress_5f_Template4-outline7" style:display-name="Impress_Template4-outline7" style:family="presentation" style:parent-style-name="Impress_5f_Template4-outline6">
      <style:paragraph-properties fo:margin-top="0.1cm" fo:margin-bottom="0cm"/>
      <style:text-properties fo:font-size="20pt" style:font-size-asian="20pt" style:font-size-complex="20pt"/>
    </style:style>
    <style:style style:name="Impress_5f_Template4-outline8" style:display-name="Impress_Template4-outline8" style:family="presentation" style:parent-style-name="Impress_5f_Template4-outline7">
      <style:paragraph-properties fo:margin-top="0.1cm" fo:margin-bottom="0cm"/>
      <style:text-properties fo:font-size="20pt" style:font-size-asian="20pt" style:font-size-complex="20pt"/>
    </style:style>
    <style:style style:name="Impress_5f_Template4-outline9" style:display-name="Impress_Template4-outline9" style:family="presentation" style:parent-style-name="Impress_5f_Template4-outline8">
      <style:paragraph-properties fo:margin-top="0.1cm" fo:margin-bottom="0cm"/>
      <style:text-properties fo:font-size="20pt" style:font-size-asian="20pt" style:font-size-complex="20pt"/>
    </style:style>
    <style:style style:name="Impress_5f_Template4-subtitle" style:display-name="Impress_Template4-subtitle" style:family="presentation">
      <style:graphic-properties draw:stroke="none" draw:fill="none" draw:textarea-vertical-align="middle">
        <text:list-style style:name="Impress_5f_Template4-subtitle" style:display-name="Impress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4-title" style:display-name="Impress_Template4-title" style:family="presentation">
      <style:graphic-properties draw:stroke="none" draw:fill="none" draw:textarea-vertical-align="middle">
        <text:list-style style:name="Impress_5f_Template4-title" style:display-name="Impress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background" style:display-name="Impress_Template5-background" style:family="presentation">
      <style:graphic-properties draw:stroke="none" draw:fill="solid" draw:fill-color="#ffffff"/>
      <style:text-properties style:letter-kerning="true"/>
    </style:style>
    <style:style style:name="Impress_5f_Template5-backgroundobjects" style:display-name="Impress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5-notes" style:display-name="Impress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5-outline1" style:display-name="Impress_Template5-outline1" style:family="presentation">
      <style:graphic-properties draw:stroke="none" draw:fill="none" draw:auto-grow-height="false" draw:fit-to-size="shrink-to-fit">
        <text:list-style style:name="Impress_5f_Template5-outline1" style:display-name="Impress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outline2" style:display-name="Impress_Template5-outline2" style:family="presentation" style:parent-style-name="Impress_5f_Template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5-outline3" style:display-name="Impress_Template5-outline3" style:family="presentation" style:parent-style-name="Impress_5f_Template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5-outline4" style:display-name="Impress_Template5-outline4" style:family="presentation" style:parent-style-name="Impress_5f_Template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5-outline5" style:display-name="Impress_Template5-outline5" style:family="presentation" style:parent-style-name="Impress_5f_Template5-outline4">
      <style:paragraph-properties fo:margin-top="0.1cm" fo:margin-bottom="0cm"/>
      <style:text-properties fo:font-size="20pt" style:font-size-asian="20pt" style:font-size-complex="20pt"/>
    </style:style>
    <style:style style:name="Impress_5f_Template5-outline6" style:display-name="Impress_Template5-outline6" style:family="presentation" style:parent-style-name="Impress_5f_Template5-outline5">
      <style:paragraph-properties fo:margin-top="0.1cm" fo:margin-bottom="0cm"/>
      <style:text-properties fo:font-size="20pt" style:font-size-asian="20pt" style:font-size-complex="20pt"/>
    </style:style>
    <style:style style:name="Impress_5f_Template5-outline7" style:display-name="Impress_Template5-outline7" style:family="presentation" style:parent-style-name="Impress_5f_Template5-outline6">
      <style:paragraph-properties fo:margin-top="0.1cm" fo:margin-bottom="0cm"/>
      <style:text-properties fo:font-size="20pt" style:font-size-asian="20pt" style:font-size-complex="20pt"/>
    </style:style>
    <style:style style:name="Impress_5f_Template5-outline8" style:display-name="Impress_Template5-outline8" style:family="presentation" style:parent-style-name="Impress_5f_Template5-outline7">
      <style:paragraph-properties fo:margin-top="0.1cm" fo:margin-bottom="0cm"/>
      <style:text-properties fo:font-size="20pt" style:font-size-asian="20pt" style:font-size-complex="20pt"/>
    </style:style>
    <style:style style:name="Impress_5f_Template5-outline9" style:display-name="Impress_Template5-outline9" style:family="presentation" style:parent-style-name="Impress_5f_Template5-outline8">
      <style:paragraph-properties fo:margin-top="0.1cm" fo:margin-bottom="0cm"/>
      <style:text-properties fo:font-size="20pt" style:font-size-asian="20pt" style:font-size-complex="20pt"/>
    </style:style>
    <style:style style:name="Impress_5f_Template5-subtitle" style:display-name="Impress_Template5-subtitle" style:family="presentation">
      <style:graphic-properties draw:stroke="none" draw:fill="none" draw:textarea-vertical-align="middle">
        <text:list-style style:name="Impress_5f_Template5-subtitle" style:display-name="Impress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5-title" style:display-name="Impress_Template5-title" style:family="presentation">
      <style:graphic-properties draw:stroke="none" draw:fill="none" draw:textarea-vertical-align="middle">
        <text:list-style style:name="Impress_5f_Template5-title" style:display-name="Impress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969cm" fo:padding-top="0cm" fo:padding-bottom="0cm" fo:padding-left="0cm" fo:padding-right="0cm" fo:wrap-option="no-wrap"/>
    </style:style>
    <style:style style:name="Mpr1" style:family="presentation" style:parent-style-name="Impress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Impress_5f_Template-backgroundobjects">
      <style:graphic-properties svg:stroke-color="#ffffff" draw:fill-color="#ffffff" draw:textarea-vertical-align="middle" draw:auto-grow-height="false" fo:min-height="1.144cm" fo:min-width="18.415cm"/>
    </style:style>
    <style:style style:name="Mpr3" style:family="presentation" style:parent-style-name="Impress_5f_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Impress_5f_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mpress_5f_Template1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Impress_5f_Template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Impress_5f_Template1-backgroundobjects">
      <style:graphic-properties draw:stroke="none" draw:fill="none" draw:fill-color="#ffffff" draw:auto-grow-height="false" fo:min-height="1.397cm"/>
    </style:style>
    <style:style style:name="Mpr8" style:family="presentation" style:parent-style-name="Impress_5f_Template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Impress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0" style:family="presentation" style:parent-style-name="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press_5f_Template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Impress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Impress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4" style:family="presentation" style:parent-style-name="Impress_5f_Template3-backgroundobjects">
      <style:graphic-properties draw:stroke="none" draw:fill="none" draw:fill-color="#ffffff" draw:auto-grow-height="false" fo:min-height="1.27cm"/>
    </style:style>
    <style:style style:name="Mpr15" style:family="presentation" style:parent-style-name="Impress_5f_Template3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Impress_5f_Template4-backgroundobjects">
      <style:graphic-properties draw:stroke="none" draw:fill="none" draw:fill-color="#ffffff" draw:auto-grow-height="false" fo:min-height="1.27cm"/>
    </style:style>
    <style:style style:name="Mpr17" style:family="presentation" style:parent-style-name="Impress_5f_Template4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Impress_5f_Template5-backgroundobjects">
      <style:graphic-properties draw:stroke="none" draw:fill="none" draw:fill-color="#ffffff" draw:auto-grow-height="false" fo:min-height="1.27cm"/>
    </style:style>
    <style:style style:name="Mpr19" style:family="presentation" style:parent-style-name="Impress_5f_Template5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1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22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16pt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5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entury Gothic5" fo:font-size="9pt" fo:letter-spacing="normal" fo:font-style="normal" style:text-underline-style="none" fo:font-weight="normal" style:font-size-asian="9pt" style:font-style-asian="normal" style:font-weight-asian="normal" style:font-name-complex="Century Gothic5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mpress_5f_Template" style:display-name="Impress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2" draw:text-style-name="MP10" draw:layer="backgroundobjects" svg:width="18.415cm" svg:height="1.144cm" svg:x="1.905cm" svg:y="6.984cm">
        <text:p text:style-name="MP10">-</text:p>
        <draw:enhanced-geometry svg:viewBox="0 0 21600 21600" draw:type="rectangle" draw:enhanced-path="M 0 0 L 21600 0 21600 21600 0 21600 0 0 Z N"/>
      </draw:custom-shape>
      <draw:frame presentation:style-name="Impress_5f_Templat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Impress_5f_Template-title" draw:layer="backgroundobjects" svg:width="13.968cm" svg:height="10.476cm" svg:x="3.81cm" svg:y="2.123cm" presentation:class="page"/>
        <draw:frame presentation:style-name="Impress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1" style:display-name="Impress_Template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4" draw:layer="backgroundobjects" svg:width="19.616cm" svg:height="9.143cm" svg:x="0.347cm" svg:y="1.48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presentation:notes style:page-layout-name="PM2">
        <draw:page-thumbnail presentation:style-name="Impress_5f_Template1-title" draw:layer="backgroundobjects" svg:width="18.624cm" svg:height="10.476cm" svg:x="1.482cm" svg:y="2.123cm" presentation:class="page"/>
        <draw:frame presentation:style-name="Impress_5f_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2" style:display-name="Impress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9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draw:frame presentation:style-name="Impress_5f_Template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Impress_5f_Template2-title" draw:layer="backgroundobjects" svg:width="18.624cm" svg:height="10.476cm" svg:x="1.482cm" svg:y="2.123cm" presentation:class="page"/>
        <draw:frame presentation:style-name="Impress_5f_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3" style:display-name="Impress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draw:frame draw:name="Content Placeholder 2" presentation:style-name="Mpr13" draw:text-style-name="MP14" draw:layer="backgroundobjects" svg:width="9.651cm" svg:height="9.143cm" svg:x="0.356cm" svg:y="1.473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4" draw:layer="backgroundobjects" svg:width="9.651cm" svg:height="9.143cm" svg:x="10.313cm" svg:y="1.467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mpress_5f_Template3-title" draw:layer="backgroundobjects" svg:width="16.932cm" svg:height="9.524cm" svg:x="1.058cm" svg:y="1.93cm" presentation:class="page"/>
        <draw:frame presentation:style-name="Impress_5f_Template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4" style:display-name="Impress_Template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8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9"><text:span text:style-name="MT13">Global Village</text:span></text:p>
            <text:p text:style-name="MP19"><text:span text:style-name="MT13">IT SEZ</text:span></text:p>
            <text:p text:style-name="MP19"><text:span text:style-name="MT13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9"><text:span text:style-name="MT13">Raheja Mindspace</text:span></text:p>
            <text:p text:style-name="MP19"><text:span text:style-name="MT13">IT Park</text:span></text:p>
            <text:p text:style-name="MP19"><text:span text:style-name="MT13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9"><text:span text:style-name="MT13">South Main Street </text:span></text:p>
            <text:p text:style-name="MP19"><text:span text:style-name="MT13">Milpitas</text:span></text:p>
            <text:p text:style-name="MP19"><text:span text:style-name="MT13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4">Large enough to Deliver</text:span><text:span text:style-name="MT15">,</text:span><text:span text:style-name="MT16"> </text:span><text:span text:style-name="MT17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Impress_5f_Template4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Impress_5f_Template4-title" draw:layer="backgroundobjects" svg:width="16.932cm" svg:height="9.524cm" svg:x="1.058cm" svg:y="1.93cm" presentation:class="page"/>
        <draw:frame presentation:style-name="Impress_5f_Template4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5" style:display-name="Impress_Template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8">Fairness</text:span></text:p>
        <text:p text:style-name="MP20"><text:span text:style-name="MT18">Learning</text:span></text:p>
        <text:p text:style-name="MP20"><text:span text:style-name="MT18">Responsibility</text:span></text:p>
        <text:p text:style-name="MP20"><text:span text:style-name="MT18">Innovation</text:span></text:p>
        <text:p text:style-name="MP20"><text:span text:style-name="MT18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0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draw:page-thumbnail presentation:style-name="Impress_5f_Template5-title" draw:layer="backgroundobjects" svg:width="16.932cm" svg:height="9.524cm" svg:x="1.058cm" svg:y="1.93cm" presentation:class="page"/>
        <draw:frame presentation:style-name="Impress_5f_Template5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" style:display-name="Libre_Office_Temp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13" draw:text-style-name="MP21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20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22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75</meta:editing-cycles>
    <meta:creation-date>2017-02-15T09:59:38.385533394</meta:creation-date>
    <meta:editing-duration>P9DT11H44M10S</meta:editing-duration>
    <meta:generator>LibreOffice/4.2.8.2$Linux_x86 LibreOffice_project/420m0$Build-2</meta:generator>
    <dc:date>2017-05-23T20:12:39.556056479</dc:date>
    <meta:document-statistic meta:object-count="33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{O} (n) 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{ O(1) } 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{ O(1) } 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{ O(1) 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{O} (n) 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{O} ( n^{2}) </annotation>
  </semantics>
</math>
</file>